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76787b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76787b" draw:fill="solid" draw:fill-color="#808080" draw:opacity="1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2cm"/>
    </style:style>
    <style:style style:name="pr6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.953cm" fo:margin-right="0cm" fo:margin-top="0.282cm" fo:margin-bottom="0.5cm" fo:text-align="start" fo:text-indent="-0.952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06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82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Franklin Gothic Medium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'Franklin Gothic Book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1.297cm" text:min-label-width="0.456cm"/>
        <style:text-properties fo:font-family="Arial" style:font-family-generic="swiss" fo:color="#f96a1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1.297cm" text:min-label-width="0.456cm"/>
        <style:text-properties fo:font-family="Arial" style:font-family-generic="swiss" fo:color="#f96a1b" fo:font-size="75%"/>
      </text:list-level-style-bullet>
      <text:list-level-style-bullet text:level="5" text:bullet-char="•">
        <style:list-level-properties text:space-before="1.906cm" text:min-label-width="0.482cm"/>
        <style:text-properties fo:font-family="Arial" style:font-family-generic="swiss" fo:color="#f96a1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1.297cm" text:min-label-width="0.456cm"/>
        <style:text-properties fo:font-family="Arial" style:font-family-generic="swiss" fo:color="#f96a1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1.297cm" text:min-label-width="0.456cm"/>
        <style:text-properties fo:font-family="Arial" style:font-family-generic="swiss" fo:color="#f96a1b" fo:font-size="75%"/>
      </text:list-level-style-bullet>
      <text:list-level-style-bullet text:level="5" text:bullet-char="•">
        <style:list-level-properties text:space-before="1.436cm" text:min-label-width="0.793cm"/>
        <style:text-properties fo:font-family="Arial" style:font-family-generic="swiss" fo:color="#f96a1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0.801cm" text:min-label-width="0.793cm"/>
        <style:text-properties fo:font-family="Arial" style:font-family-generic="swiss" fo:color="#f96a1b" fo:font-size="75%"/>
      </text:list-level-style-bullet>
      <text:list-level-style-bullet text:level="5" text:bullet-char="•">
        <style:list-level-properties text:space-before="1.436cm" text:min-label-width="0.793cm"/>
        <style:text-properties fo:font-family="Arial" style:font-family-generic="swiss" fo:color="#f96a1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1.906cm" text:min-label-width="0.482cm"/>
        <style:text-properties fo:font-family="Arial" style:font-family-generic="swiss" fo:color="#f96a1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1.906cm" text:min-label-width="0.482cm"/>
        <style:text-properties fo:font-family="Arial" style:font-family-generic="swiss" fo:color="#f96a1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5.69cm" svg:height="3.344cm" draw:transform="skewX (1.41952606897918E-016) rotate (0.71558499331754) translate (3.097cm 10.364cm)" presentation:class="title" presentation:user-transformed="true">
          <draw:text-box>
            <text:p text:style-name="P1"><text:span text:style-name="T1">Thinking Rhetorically</text:span></text:p>
          </draw:text-box>
        </draw:frame>
        <draw:frame draw:name="Subtitle 2" presentation:style-name="pr2" draw:text-style-name="P2" draw:layer="layout" svg:width="18.085cm" svg:height="0.914cm" draw:transform="rotate (0.71558499331754) translate (5.286cm 12.909cm)" presentation:class="subtitle" presentation:user-transformed="true">
          <draw:text-box>
            <text:p text:style-name="P1"><text:span text:style-name="T1">Rhetoric for wri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hetorical situations" draw:style-name="dp1" draw:master-page-name="Default_20_1" presentation:presentation-page-layout-name="AL2T11">
        <draw:frame draw:name="Title 1" presentation:style-name="pr4" draw:text-style-name="P2" draw:layer="layout" svg:width="20.891cm" svg:height="1.523cm" svg:x="2.286cm" svg:y="1.016cm" presentation:class="title" presentation:user-transformed="true">
          <draw:text-box>
            <text:p text:style-name="P1"><text:span text:style-name="T1">Rhetorical situations</text:span></text:p>
          </draw:text-box>
        </draw:frame>
        <draw:custom-shape draw:name="Isosceles Triangle 5" draw:style-name="gr2" draw:text-style-name="P2" draw:layer="layout" svg:width="5.038cm" svg:height="3.723cm" svg:x="4.396cm" svg:y="4.8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Box 6" draw:style-name="gr3" draw:text-style-name="P2" draw:layer="layout" svg:width="2.603cm" svg:height="1.013cm" svg:x="8.133cm" svg:y="8.614cm">
          <text:p text:style-name="P3"><text:span text:style-name="T2">Reader</text:span></text:p>
          <draw:enhanced-geometry svg:viewBox="0 0 21600 21600" draw:type="rectangle" draw:enhanced-path="M 0 0 L 21600 0 21600 21600 0 21600 0 0 Z N"/>
        </draw:custom-shape>
        <draw:custom-shape draw:name="TextBox 7" draw:style-name="gr3" draw:text-style-name="P2" draw:layer="layout" svg:width="2.603cm" svg:height="1.013cm" svg:x="3.094cm" svg:y="8.661cm">
          <text:p text:style-name="P3"><text:span text:style-name="T2">Writer</text:span></text:p>
          <draw:enhanced-geometry svg:viewBox="0 0 21600 21600" draw:type="rectangle" draw:enhanced-path="M 0 0 L 21600 0 21600 21600 0 21600 0 0 Z N"/>
        </draw:custom-shape>
        <draw:custom-shape draw:name="TextBox 8" draw:style-name="gr3" draw:text-style-name="P2" draw:layer="layout" svg:width="1.637cm" svg:height="1.775cm" svg:x="6.117cm" svg:y="3.846cm">
          <text:p text:style-name="P3"><text:span text:style-name="T2">Text</text:span></text:p>
          <draw:enhanced-geometry svg:viewBox="0 0 21600 21600" draw:type="rectangle" draw:enhanced-path="M 0 0 L 21600 0 21600 21600 0 21600 0 0 Z N"/>
        </draw:custom-shape>
        <draw:custom-shape draw:name="Isosceles Triangle 9" draw:style-name="gr2" draw:text-style-name="P2" draw:layer="layout" svg:width="5.038cm" svg:height="3.723cm" svg:x="15.514cm" svg:y="4.8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Box 10" draw:style-name="gr3" draw:text-style-name="P2" draw:layer="layout" svg:width="3.033cm" svg:height="1.775cm" svg:x="19.251cm" svg:y="8.614cm">
          <text:p text:style-name="P3"><text:span text:style-name="T2">Audience</text:span></text:p>
          <draw:enhanced-geometry svg:viewBox="0 0 21600 21600" draw:type="rectangle" draw:enhanced-path="M 0 0 L 21600 0 21600 21600 0 21600 0 0 Z N"/>
        </draw:custom-shape>
        <draw:custom-shape draw:name="TextBox 11" draw:style-name="gr3" draw:text-style-name="P2" draw:layer="layout" svg:width="2.603cm" svg:height="1.013cm" svg:x="14.212cm" svg:y="8.661cm">
          <text:p text:style-name="P3"><text:span text:style-name="T2">Writer</text:span></text:p>
          <draw:enhanced-geometry svg:viewBox="0 0 21600 21600" draw:type="rectangle" draw:enhanced-path="M 0 0 L 21600 0 21600 21600 0 21600 0 0 Z N"/>
        </draw:custom-shape>
        <draw:custom-shape draw:name="TextBox 12" draw:style-name="gr3" draw:text-style-name="P2" draw:layer="layout" svg:width="2.893cm" svg:height="1.013cm" svg:x="16.591cm" svg:y="3.846cm">
          <text:p text:style-name="P3"><text:span text:style-name="T2">Purpose</text:span></text:p>
          <draw:enhanced-geometry svg:viewBox="0 0 21600 21600" draw:type="rectangle" draw:enhanced-path="M 0 0 L 21600 0 21600 21600 0 21600 0 0 Z N"/>
        </draw:custom-shape>
        <draw:custom-shape draw:name="Donut 13" draw:style-name="gr4" draw:text-style-name="P2" draw:layer="layout" svg:width="9.07cm" svg:height="8.781cm" svg:x="13.494cm" svg:y="2.89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name="TextBox 14" draw:style-name="gr3" draw:text-style-name="P2" draw:layer="layout" svg:width="2.603cm" svg:height="1.775cm" svg:x="16.871cm" svg:y="11.676cm">
          <text:p text:style-name="P3"><text:span text:style-name="T2">Context</text:span></text:p>
          <draw:enhanced-geometry svg:viewBox="0 0 21600 21600" draw:type="rectangle" draw:enhanced-path="M 0 0 L 21600 0 21600 21600 0 21600 0 0 Z N"/>
        </draw:custom-shape>
        <draw:custom-shape draw:name="Donut 15" draw:style-name="gr4" draw:text-style-name="P2" draw:layer="layout" svg:width="9.07cm" svg:height="8.781cm" svg:x="2.467cm" svg:y="2.89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name="TextBox 16" draw:style-name="gr3" draw:text-style-name="P2" draw:layer="layout" svg:width="2.603cm" svg:height="1.775cm" svg:x="5.844cm" svg:y="11.676cm">
          <text:p text:style-name="P3"><text:span text:style-name="T2">Context</text:span></text:p>
          <draw:enhanced-geometry svg:viewBox="0 0 21600 21600" draw:type="rectangle" draw:enhanced-path="M 0 0 L 21600 0 21600 21600 0 21600 0 0 Z N"/>
        </draw:custom-shape>
        <draw:custom-shape draw:name="TextBox 17" draw:style-name="gr3" draw:text-style-name="P2" draw:layer="layout" svg:width="1.847cm" svg:height="1.013cm" svg:x="17.274cm" svg:y="6.664cm">
          <text:p text:style-name="P3"><text:span text:style-name="T2">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king sense of context" draw:style-name="dp1" draw:master-page-name="Default_20_1" presentation:presentation-page-layout-name="AL2T11">
        <draw:frame draw:name="Title 1" presentation:style-name="pr4" draw:text-style-name="P2" draw:layer="layout" svg:width="20.891cm" svg:height="1.523cm" svg:x="2.286cm" svg:y="1.016cm" presentation:class="title" presentation:user-transformed="true">
          <draw:text-box>
            <text:p text:style-name="P1"><text:span text:style-name="T1">Making sense of context</text:span></text:p>
          </draw:text-box>
        </draw:frame>
        <draw:frame draw:name="Content Placeholder 2" presentation:style-name="pr6" draw:text-style-name="P2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3">The immediate situation of the communicatio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Who is communicating?</text:span></text:p>
                          </text:list-item>
                          <text:list-item>
                            <text:p text:style-name="P5"><text:span text:style-name="T4">Where is the communication taking place?</text:span></text:p>
                          </text:list-item>
                          <text:list-item>
                            <text:p text:style-name="P5"><text:span text:style-name="T4">Who is receiving the information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What do they want/need to know?</text:span></text:p>
                              </text:list-item>
                              <text:list-item>
                                <text:p text:style-name="P5"><text:span text:style-name="T4">What do they already know?</text:span></text:p>
                              </text:list-item>
                              <text:list-item>
                                <text:p text:style-name="P5"><text:span text:style-name="T4">How are they prepared to receive the information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The broader field in which the communication makes sense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When did the communication take place?</text:span></text:p>
                          </text:list-item>
                          <text:list-item>
                            <text:p text:style-name="P5"><text:span text:style-name="T4">What was/is happening that affects the shape of the message?</text:span></text:p>
                          </text:list-item>
                          <text:list-item>
                            <text:p text:style-name="P5"><text:span text:style-name="T4">What do/would the audience think?</text:span></text:p>
                          </text:list-item>
                          <text:list-item>
                            <text:p text:style-name="P5"><text:span text:style-name="T4">How is the audience situated to receive the message? (i.e. are they hostile, sympathetic, etc.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4" draw:text-style-name="P2" draw:layer="layout" svg:width="20.891cm" svg:height="1.523cm" svg:x="2.286cm" svg:y="1.016cm" presentation:class="title" presentation:user-transformed="true">
          <draw:text-box>
            <text:p text:style-name="P1"><text:span text:style-name="T1">Making sense of context</text:span></text:p>
          </draw:text-box>
        </draw:frame>
        <draw:frame draw:name="Content Placeholder 2" presentation:style-name="pr6" draw:text-style-name="P2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p text:style-name="P4"><text:span text:style-name="T3">The immediate situation of the communicatio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Who is communicating?</text:span></text:p>
                          </text:list-item>
                          <text:list-item>
                            <text:p text:style-name="P5"><text:span text:style-name="T4">Where is the communication taking place?</text:span></text:p>
                          </text:list-item>
                          <text:list-item>
                            <text:p text:style-name="P5"><text:span text:style-name="T4">Who is receiving the information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What do they want/need to know?</text:span></text:p>
                              </text:list-item>
                              <text:list-item>
                                <text:p text:style-name="P5"><text:span text:style-name="T4">What do they already know?</text:span></text:p>
                              </text:list-item>
                              <text:list-item>
                                <text:p text:style-name="P5"><text:span text:style-name="T4">How are they prepared to receive the information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The broader field in which the communication makes sense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When did the communication take place?</text:span></text:p>
                          </text:list-item>
                          <text:list-item>
                            <text:p text:style-name="P5"><text:span text:style-name="T4">What was/is happening that affects the shape of the message?</text:span></text:p>
                          </text:list-item>
                          <text:list-item>
                            <text:p text:style-name="P5"><text:span text:style-name="T4">What do/would the audience think?</text:span></text:p>
                          </text:list-item>
                          <text:list-item>
                            <text:p text:style-name="P5"><text:span text:style-name="T4">How is the audience situated to receive the message? (i.e. are they hostile, sympathetic, etc.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Rhetorical Appeals" draw:style-name="dp1" draw:master-page-name="Default_20_1" presentation:presentation-page-layout-name="AL2T11">
        <draw:frame draw:name="Title 1" presentation:style-name="pr4" draw:text-style-name="P2" draw:layer="layout" svg:width="20.891cm" svg:height="1.523cm" svg:x="2.286cm" svg:y="1.016cm" presentation:class="title" presentation:user-transformed="true">
          <draw:text-box>
            <text:p text:style-name="P1"><text:span text:style-name="T1">Basic Rhetorical Appeals</text:span></text:p>
          </draw:text-box>
        </draw:frame>
        <draw:frame draw:name="Content Placeholder 2" presentation:style-name="pr6" draw:text-style-name="P2" draw:layer="layout" svg:width="20.891cm" svg:height="9.943cm" svg:x="2.286cm" svg:y="3.057cm" presentation:class="outline" presentation:user-transformed="true">
          <draw:text-box>
            <text:p text:style-name="P4"><text:span text:style-name="T3">Ethos: </text:span></text:p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Establishing one’s own credibility; </text:span></text:p>
                          </text:list-item>
                          <text:list-item>
                            <text:p text:style-name="P5"><text:span text:style-name="T4">Appealing to the audience’s sense of what’s credible, right, just, or fair; </text:span></text:p>
                          </text:list-item>
                          <text:list-item>
                            <text:p text:style-name="P5"><text:span text:style-name="T4">Shaping the audience’s sense of what’s right, just, or fai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3">Pathos:</text:span></text:p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Appealing to one’s own emotional response to the subject;</text:span></text:p>
                              </text:list-item>
                              <text:list-item>
                                <text:p text:style-name="P5"><text:span text:style-name="T4">Appealing to the audience’s emotions or capacity to feel emotions;</text:span></text:p>
                              </text:list-item>
                              <text:list-item>
                                <text:p text:style-name="P5"><text:span text:style-name="T4">Shaping the audience’s emotional response toward the subject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3">Logos:</text:span></text:p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Establishing the rationale for one’s own message/communication (i.e. explaining the reasons for what you have to say; sort of like showing your work in a math problem);</text:span></text:p>
                          </text:list-item>
                          <text:list-item>
                            <text:p text:style-name="P5"><text:span text:style-name="T4">Appealing to the audience’s sense of what’s reasonable/their ability to reason through a problem;</text:span></text:p>
                          </text:list-item>
                          <text:list-item>
                            <text:p text:style-name="P5"><text:span text:style-name="T4">Shaping the audience’s sense of what’s reasonable through selecting the reasons one provid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nons of Rhetoric" draw:style-name="dp1" draw:master-page-name="Default_20_1" presentation:presentation-page-layout-name="AL2T11">
        <draw:frame draw:name="Title 1" presentation:style-name="pr4" draw:text-style-name="P2" draw:layer="layout" svg:width="23.741cm" svg:height="1.523cm" svg:x="0.953cm" svg:y="1.016cm" presentation:class="title" presentation:user-transformed="true">
          <draw:text-box>
            <text:p text:style-name="P1"><text:span text:style-name="T1">Canons of Rhetoric</text:span></text:p>
          </draw:text-box>
        </draw:frame>
        <draw:frame draw:name="Content Placeholder 2" presentation:style-name="pr6" draw:text-style-name="P2" draw:layer="layout" svg:width="23.741cm" svg:height="10.735cm" svg:x="0.953cm" svg:y="3.057cm" presentation:class="outline" presentation:user-transformed="true">
          <draw:text-box>
            <text:list text:style-name="L5">
              <text:list-item>
                <text:p text:style-name="P4"><text:span text:style-name="T3">Memory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Surveying what you know about the rhetorical situation, </text:span></text:p>
                          </text:list-item>
                          <text:list-item>
                            <text:p text:style-name="P5"><text:span text:style-name="T4">about the subject, </text:span></text:p>
                          </text:list-item>
                          <text:list-item>
                            <text:p text:style-name="P5"><text:span text:style-name="T4">and what you know about your audience, includ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how you can expect them to feel toward the subject, and</text:span></text:p>
                              </text:list-item>
                              <text:list-item>
                                <text:p text:style-name="P5"><text:span text:style-name="T4">what they think about the subject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nventio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Coming up with what you will say in a given rhetorical situat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Arrangement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Deciding how you will arrange the parts of your message to achieve maximum persuasive effec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Style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Deciding how you will shape your message to best meet:</text:span></text:p>
                            <text:list>
                              <text:list-item>
                                <text:p text:style-name="P5"><text:span text:style-name="T4">The needs of your audience,</text:span></text:p>
                              </text:list-item>
                              <text:list-item>
                                <text:p text:style-name="P5"><text:span text:style-name="T4">The conventions of the genre/situation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Deliver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Deciding how you will choose to deliver your message to your audience:</text:span></text:p>
                            <text:list>
                              <text:list-item>
                                <text:p text:style-name="P5"><text:span text:style-name="T4">Format</text:span></text:p>
                              </text:list-item>
                              <text:list-item>
                                <text:p text:style-name="P5"><text:span text:style-name="T4">Content</text:span></text:p>
                              </text:list-item>
                              <text:list-item>
                                <text:p text:style-name="P5"><text:span text:style-name="T4">Desig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hetorical Analysis for Readers" draw:style-name="dp1" draw:master-page-name="Default_20_1" presentation:presentation-page-layout-name="AL2T11">
        <draw:frame draw:name="Title 1" presentation:style-name="pr4" draw:text-style-name="P2" draw:layer="layout" svg:width="23.494cm" svg:height="1.523cm" svg:x="0.988cm" svg:y="1.016cm" presentation:class="title" presentation:user-transformed="true">
          <draw:text-box>
            <text:p text:style-name="P1"><text:span text:style-name="T1">Rhetorical Analysis for Readers</text:span></text:p>
          </draw:text-box>
        </draw:frame>
        <draw:frame draw:name="Content Placeholder 2" presentation:style-name="pr6" draw:text-style-name="P2" draw:layer="layout" svg:width="23.494cm" svg:height="11.288cm" svg:x="0.988cm" svg:y="2.54cm" presentation:class="outline" presentation:user-transformed="true">
          <draw:text-box>
            <text:list text:style-name="L5">
              <text:list-item>
                <text:p text:style-name="P4"><text:span text:style-name="T3">What are the writer’s motives?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How does the writer feel toward the subject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What purposes motivate the text?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What is the immediate context for the message?</text:span></text:p>
                              </text:list-item>
                              <text:list-item>
                                <text:p text:style-name="P5"><text:span text:style-name="T4">What broader conversations is the text a part of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s the text trying to convince me?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To take a position toward its subject?</text:span></text:p>
                              </text:list-item>
                              <text:list-item>
                                <text:p text:style-name="P5"><text:span text:style-name="T4">To take action toward the subject?</text:span></text:p>
                              </text:list-item>
                              <text:list-item>
                                <text:p text:style-name="P5"><text:span text:style-name="T4">To feel a certain way about the subject?</text:span></text:p>
                              </text:list-item>
                              <text:list-item>
                                <text:p text:style-name="P5"><text:span text:style-name="T4">To believe something to be true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Why should I believe the writer?</text:span></text:p>
              </text:list-item>
              <text:list-item>
                <text:p text:style-name="P4"><text:span text:style-name="T3">Why should I act/feel/think/believe in the way the text tries to persuade me?</text:span></text:p>
              </text:list-item>
              <text:list-item>
                <text:p text:style-name="P4"><text:span text:style-name="T3">What does the text assume I already know about the subject?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Does the text position me as its intended audience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Does the text position me in a way that runs counter to what I know/think/feel/believe?</text:span></text:p>
              </text:list-item>
              <text:list-item>
                <text:p text:style-name="P4"><text:span text:style-name="T3">In what medium does the text deliver its message?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How does the medium affect: the way I receive the information?</text:span></text:p>
                              </text:list-item>
                              <text:list-item>
                                <text:p text:style-name="P5"><text:span text:style-name="T4">How I feel about the subject?</text:span></text:p>
                              </text:list-item>
                              <text:list-item>
                                <text:p text:style-name="P5"><text:span text:style-name="T4">How I’m persuaded to think/act/feel about the subject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hetorical analysis for writers" draw:style-name="dp1" draw:master-page-name="Default_20_1" presentation:presentation-page-layout-name="AL2T11">
        <draw:frame draw:name="Title 1" presentation:style-name="pr4" draw:text-style-name="P2" draw:layer="layout" svg:width="23.494cm" svg:height="1.523cm" svg:x="0.988cm" svg:y="1.016cm" presentation:class="title" presentation:user-transformed="true">
          <draw:text-box>
            <text:p text:style-name="P1"><text:span text:style-name="T1">Rhetorical analysis for writers</text:span></text:p>
          </draw:text-box>
        </draw:frame>
        <draw:frame draw:name="Content Placeholder 2" presentation:style-name="pr6" draw:text-style-name="P2" draw:layer="layout" svg:width="23.494cm" svg:height="11.394cm" svg:x="0.988cm" svg:y="2.54cm" presentation:class="outline" presentation:user-transformed="true">
          <draw:text-box>
            <text:list text:style-name="L5">
              <text:list-item>
                <text:p text:style-name="P4"><text:span text:style-name="T3">What conventions affect what I’m writing? What genre am I working within? (Context, Invention, Logos)</text:span></text:p>
              </text:list-item>
              <text:list-item>
                <text:p text:style-name="P4"><text:span text:style-name="T3">Who am I attempting to communicate with? (Audience, Purpose)</text:span></text:p>
              </text:list-item>
              <text:list-item>
                <text:p text:style-name="P4"><text:span text:style-name="T3">What do I know about them? (Audience, Memory)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What can I reasonably believe them to know/think/feel about my subject?</text:span></text:p>
                              </text:list-item>
                              <text:list-item>
                                <text:p text:style-name="P5"><text:span text:style-name="T4">How do I want them to feel about my subject?</text:span></text:p>
                              </text:list-item>
                              <text:list-item>
                                <text:p text:style-name="P5"><text:span text:style-name="T4">What do I want them to think about my subject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What do they know about me? (Audience, Ethos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What do they need to know about me in order to trust me? How will I gain their trust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What are my goals for this project? (Audience, Purpose, Strategy, Context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<text:s/></text:span><text:span text:style-name="T4">What do I want my communication to accomplish?</text:span></text:p>
                              </text:list-item>
                              <text:list-item>
                                <text:p text:style-name="P5"><text:span text:style-name="T4">What do I want my audience to do with the information I give them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How do I feel about the subject? What do I think about the subject? (Ethos, Purpose, Stance, Invention, Arrangement, Style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How much of my feelings and attitudes toward my subject do I want to reveal to my readers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What else has been said about my subject? <text:s/>(Invention, Memory, Ethos, Context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What new information will I add?</text:span></text:p>
                              </text:list-item>
                              <text:list-item>
                                <text:p text:style-name="P5"><text:span text:style-name="T4">How will I convince my readers that what I have to say hasn’t already been said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How will I deliver my message to my readers? (Arrangement, Delivery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What will they expect?</text:span></text:p>
                              </text:list-item>
                              <text:list-item>
                                <text:p text:style-name="P5"><text:span text:style-name="T4">What medium offers the most effective way to deliver my message?</text:span></text:p>
                              </text:list-item>
                              <text:list-item>
                                <text:p text:style-name="P5"><text:span text:style-name="T4">In what order will my audience expect the information to be delivered based on the genre I’m working in?</text:span></text:p>
                              </text:list-item>
                              <text:list-item>
                                <text:p text:style-name="P5"><text:span text:style-name="T4">In what order should I arrange the information to best deliver my message to my audience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595b5f" draw:end-color="#74777b" draw:start-intensity="100%" draw:end-intensity="100%" draw:angle="18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Franklin Gothic Book'" fo:font-size="16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16pt" style:language-asian="en" style:country-asian="US" style:font-style-asian="normal" style:font-weight-asian="bold" style:font-family-complex="Mangal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Franklin Gothic Book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Franklin Gothic Book'" fo:font-size="16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16pt" style:language-asian="en" style:country-asian="US" style:font-style-asian="normal" style:font-weight-asian="bold" style:font-family-complex="Mangal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Franklin Gothic Book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96a1b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08a1d9" draw:opacity="8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0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.953cm" fo:margin-right="0cm" fo:margin-top="0.282cm" fo:margin-bottom="0.5cm" fo:text-align="start" fo:text-indent="-0.952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06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Franklin Gothic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color="#000000" style:text-line-through-style="none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Franklin Gothic Medium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Franklin Gothic Book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1cm" text:min-label-width="0.482cm"/>
        <style:text-properties fo:font-family="Wingdings" fo:color="#f96a1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1cm" text:min-label-width="0.482cm"/>
        <style:text-properties fo:font-family="Wingdings" fo:color="#f96a1b" fo:font-size="75%"/>
      </text:list-level-style-bullet>
      <text:list-level-style-bullet text:level="3" text:bullet-char="§">
        <style:list-level-properties text:space-before="0.662cm" text:min-label-width="0.456cm"/>
        <style:text-properties fo:font-family="Wingdings" fo:color="#f96a1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1cm" text:min-label-width="0.482cm"/>
        <style:text-properties fo:font-family="Wingdings" fo:color="#f96a1b" fo:font-size="75%"/>
      </text:list-level-style-bullet>
      <text:list-level-style-bullet text:level="3" text:bullet-char="§">
        <style:list-level-properties text:space-before="0.662cm" text:min-label-width="0.456cm"/>
        <style:text-properties fo:font-family="Wingdings" fo:color="#f96a1b" fo:font-size="45%"/>
      </text:list-level-style-bullet>
      <text:list-level-style-bullet text:level="4" text:bullet-char="§">
        <style:list-level-properties text:space-before="1.297cm" text:min-label-width="0.456cm"/>
        <style:text-properties fo:font-family="Wingdings" fo:color="#f96a1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1cm" text:min-label-width="0.482cm"/>
        <style:text-properties fo:font-family="Wingdings" fo:color="#f96a1b" fo:font-size="75%"/>
      </text:list-level-style-bullet>
      <text:list-level-style-bullet text:level="3" text:bullet-char="§">
        <style:list-level-properties text:space-before="0.662cm" text:min-label-width="0.456cm"/>
        <style:text-properties fo:font-family="Wingdings" fo:color="#f96a1b" fo:font-size="45%"/>
      </text:list-level-style-bullet>
      <text:list-level-style-bullet text:level="4" text:bullet-char="§">
        <style:list-level-properties text:space-before="1.297cm" text:min-label-width="0.456cm"/>
        <style:text-properties fo:font-family="Wingdings" fo:color="#f96a1b" fo:font-size="75%"/>
      </text:list-level-style-bullet>
      <text:list-level-style-bullet text:level="5" text:bullet-char="§">
        <style:list-level-properties text:space-before="1.906cm" text:min-label-width="0.482cm"/>
        <style:text-properties fo:font-family="Wingdings" fo:color="#f96a1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Freeform 6" draw:style-name="Mgr3" draw:text-style-name="MP3" draw:layer="backgroundobjects" svg:width="9.927cm" svg:height="5.019cm" svg:x="-0.007cm" svg:y="14.03cm">
        <text:p/>
        <draw:enhanced-geometry draw:mirror-horizontal="false" draw:mirror-vertical="false" svg:viewBox="0 0 3574257 1807368" draw:type="non-primitive" draw:enhanced-path="M 2382 1807368 L 0 0 2045494 1 3574257 1807368 2382 1807368 Z N">
          <draw:equation draw:name="f0" draw:formula="0*width/3571875"/>
          <draw:equation draw:name="f1" draw:formula="4210050*height/4210050"/>
          <draw:equation draw:name="f2" draw:formula="0*width/3571875"/>
          <draw:equation draw:name="f3" draw:formula="0*height/4210050"/>
          <draw:equation draw:name="f4" draw:formula="3571875*width/3571875"/>
          <draw:equation draw:name="f5" draw:formula="4210050*height/4210050"/>
          <draw:equation draw:name="f6" draw:formula="0*width/3571875"/>
          <draw:equation draw:name="f7" draw:formula="4210050*height/4210050"/>
          <draw:equation draw:name="f8" draw:formula="0*width/3571875"/>
          <draw:equation draw:name="f9" draw:formula="4210050*height/4210050"/>
          <draw:equation draw:name="f10" draw:formula="0*width/3571875"/>
          <draw:equation draw:name="f11" draw:formula="0*height/4210050"/>
          <draw:equation draw:name="f12" draw:formula="2028825*width/3571875"/>
          <draw:equation draw:name="f13" draw:formula="2388394*height/4210050"/>
          <draw:equation draw:name="f14" draw:formula="3571875*width/3571875"/>
          <draw:equation draw:name="f15" draw:formula="4210050*height/4210050"/>
          <draw:equation draw:name="f16" draw:formula="0*width/3571875"/>
          <draw:equation draw:name="f17" draw:formula="4210050*height/4210050"/>
          <draw:equation draw:name="f18" draw:formula="0*width/3571875"/>
          <draw:equation draw:name="f19" draw:formula="4210050*height/4210050"/>
          <draw:equation draw:name="f20" draw:formula="0*width/3571875"/>
          <draw:equation draw:name="f21" draw:formula="0*height/4210050"/>
          <draw:equation draw:name="f22" draw:formula="2028825*width/3571875"/>
          <draw:equation draw:name="f23" draw:formula="2205038*height/4210050"/>
          <draw:equation draw:name="f24" draw:formula="3571875*width/3571875"/>
          <draw:equation draw:name="f25" draw:formula="4210050*height/4210050"/>
          <draw:equation draw:name="f26" draw:formula="0*width/3571875"/>
          <draw:equation draw:name="f27" draw:formula="4210050*height/4210050"/>
          <draw:equation draw:name="f28" draw:formula="0*width/3571875"/>
          <draw:equation draw:name="f29" draw:formula="4210050*height/4210050"/>
          <draw:equation draw:name="f30" draw:formula="0*width/3571875"/>
          <draw:equation draw:name="f31" draw:formula="0*height/4210050"/>
          <draw:equation draw:name="f32" draw:formula="2028825*width/3571875"/>
          <draw:equation draw:name="f33" draw:formula="2393157*height/4210050"/>
          <draw:equation draw:name="f34" draw:formula="3571875*width/3571875"/>
          <draw:equation draw:name="f35" draw:formula="4210050*height/4210050"/>
          <draw:equation draw:name="f36" draw:formula="0*width/3571875"/>
          <draw:equation draw:name="f37" draw:formula="4210050*height/4210050"/>
          <draw:equation draw:name="f38" draw:formula="0*width/3571875"/>
          <draw:equation draw:name="f39" draw:formula="4210050*height/4210050"/>
          <draw:equation draw:name="f40" draw:formula="0*width/3571875"/>
          <draw:equation draw:name="f41" draw:formula="0*height/4210050"/>
          <draw:equation draw:name="f42" draw:formula="2028825*width/3571875"/>
          <draw:equation draw:name="f43" draw:formula="2393157*height/4210050"/>
          <draw:equation draw:name="f44" draw:formula="3571875*width/3571875"/>
          <draw:equation draw:name="f45" draw:formula="4210050*height/4210050"/>
          <draw:equation draw:name="f46" draw:formula="0*width/3571875"/>
          <draw:equation draw:name="f47" draw:formula="4210050*height/4210050"/>
          <draw:equation draw:name="f48" draw:formula="0*width/3571875"/>
          <draw:equation draw:name="f49" draw:formula="4210050*height/4210050"/>
          <draw:equation draw:name="f50" draw:formula="0*width/3571875"/>
          <draw:equation draw:name="f51" draw:formula="0*height/4210050"/>
          <draw:equation draw:name="f52" draw:formula="2028825*width/3571875"/>
          <draw:equation draw:name="f53" draw:formula="2281238*height/4210050"/>
          <draw:equation draw:name="f54" draw:formula="3571875*width/3571875"/>
          <draw:equation draw:name="f55" draw:formula="4210050*height/4210050"/>
          <draw:equation draw:name="f56" draw:formula="0*width/3571875"/>
          <draw:equation draw:name="f57" draw:formula="4210050*height/4210050"/>
          <draw:equation draw:name="f58" draw:formula="0*width/3571875"/>
          <draw:equation draw:name="f59" draw:formula="4210050*height/4210050"/>
          <draw:equation draw:name="f60" draw:formula="0*width/3571875"/>
          <draw:equation draw:name="f61" draw:formula="0*height/4210050"/>
          <draw:equation draw:name="f62" draw:formula="2028825*width/3571875"/>
          <draw:equation draw:name="f63" draw:formula="2393157*height/4210050"/>
          <draw:equation draw:name="f64" draw:formula="3571875*width/3571875"/>
          <draw:equation draw:name="f65" draw:formula="4210050*height/4210050"/>
          <draw:equation draw:name="f66" draw:formula="0*width/3571875"/>
          <draw:equation draw:name="f67" draw:formula="4210050*height/4210050"/>
          <draw:equation draw:name="f68" draw:formula="0*width/3571875"/>
          <draw:equation draw:name="f69" draw:formula="4210050*height/4210050"/>
          <draw:equation draw:name="f70" draw:formula="0*width/3571875"/>
          <draw:equation draw:name="f71" draw:formula="0*height/4210050"/>
          <draw:equation draw:name="f72" draw:formula="2028825*width/3571875"/>
          <draw:equation draw:name="f73" draw:formula="2393157*height/4210050"/>
          <draw:equation draw:name="f74" draw:formula="3571875*width/3571875"/>
          <draw:equation draw:name="f75" draw:formula="4210050*height/4210050"/>
          <draw:equation draw:name="f76" draw:formula="0*width/3571875"/>
          <draw:equation draw:name="f77" draw:formula="4210050*height/4210050"/>
          <draw:equation draw:name="f78" draw:formula="0*width/3571875"/>
          <draw:equation draw:name="f79" draw:formula="4210050*height/4210050"/>
          <draw:equation draw:name="f80" draw:formula="0*width/3571875"/>
          <draw:equation draw:name="f81" draw:formula="0*height/4210050"/>
          <draw:equation draw:name="f82" draw:formula="2076450*width/3571875"/>
          <draw:equation draw:name="f83" draw:formula="2274094*height/4210050"/>
          <draw:equation draw:name="f84" draw:formula="3571875*width/3571875"/>
          <draw:equation draw:name="f85" draw:formula="4210050*height/4210050"/>
          <draw:equation draw:name="f86" draw:formula="0*width/3571875"/>
          <draw:equation draw:name="f87" draw:formula="4210050*height/4210050"/>
          <draw:equation draw:name="f88" draw:formula="0*width/3571875"/>
          <draw:equation draw:name="f89" draw:formula="4210050*height/4210050"/>
          <draw:equation draw:name="f90" draw:formula="0*width/3571875"/>
          <draw:equation draw:name="f91" draw:formula="0*height/4210050"/>
          <draw:equation draw:name="f92" draw:formula="2245519*width/3571875"/>
          <draw:equation draw:name="f93" draw:formula="2405063*height/4210050"/>
          <draw:equation draw:name="f94" draw:formula="3571875*width/3571875"/>
          <draw:equation draw:name="f95" draw:formula="4210050*height/4210050"/>
          <draw:equation draw:name="f96" draw:formula="0*width/3571875"/>
          <draw:equation draw:name="f97" draw:formula="4210050*height/4210050"/>
          <draw:equation draw:name="f98" draw:formula="0*width/3571875"/>
          <draw:equation draw:name="f99" draw:formula="4210050*height/4210050"/>
          <draw:equation draw:name="f100" draw:formula="0*width/3571875"/>
          <draw:equation draw:name="f101" draw:formula="0*height/4210050"/>
          <draw:equation draw:name="f102" draw:formula="2038350*width/3571875"/>
          <draw:equation draw:name="f103" draw:formula="2405063*height/4210050"/>
          <draw:equation draw:name="f104" draw:formula="3571875*width/3571875"/>
          <draw:equation draw:name="f105" draw:formula="4210050*height/4210050"/>
          <draw:equation draw:name="f106" draw:formula="0*width/3571875"/>
          <draw:equation draw:name="f107" draw:formula="4210050*height/4210050"/>
          <draw:equation draw:name="f108" draw:formula="0*width/3571875"/>
          <draw:equation draw:name="f109" draw:formula="2433637*height/2433637"/>
          <draw:equation draw:name="f110" draw:formula="257175*width/3571875"/>
          <draw:equation draw:name="f111" draw:formula="0*height/2433637"/>
          <draw:equation draw:name="f112" draw:formula="2038350*width/3571875"/>
          <draw:equation draw:name="f113" draw:formula="628650*height/2433637"/>
          <draw:equation draw:name="f114" draw:formula="3571875*width/3571875"/>
          <draw:equation draw:name="f115" draw:formula="2433637*height/2433637"/>
          <draw:equation draw:name="f116" draw:formula="0*width/3571875"/>
          <draw:equation draw:name="f117" draw:formula="2433637*height/2433637"/>
          <draw:equation draw:name="f118" draw:formula="2382*width/3574257"/>
          <draw:equation draw:name="f119" draw:formula="1807368*height/1807368"/>
          <draw:equation draw:name="f120" draw:formula="0*width/3574257"/>
          <draw:equation draw:name="f121" draw:formula="0*height/1807368"/>
          <draw:equation draw:name="f122" draw:formula="2040732*width/3574257"/>
          <draw:equation draw:name="f123" draw:formula="2381*height/1807368"/>
          <draw:equation draw:name="f124" draw:formula="3574257*width/3574257"/>
          <draw:equation draw:name="f125" draw:formula="1807368*height/1807368"/>
          <draw:equation draw:name="f126" draw:formula="2382*width/3574257"/>
          <draw:equation draw:name="f127" draw:formula="1807368*height/1807368"/>
          <draw:equation draw:name="f128" draw:formula="2382*width/3574257"/>
          <draw:equation draw:name="f129" draw:formula="1807368*height/1807368"/>
          <draw:equation draw:name="f130" draw:formula="0*width/3574257"/>
          <draw:equation draw:name="f131" draw:formula="0*height/1807368"/>
          <draw:equation draw:name="f132" draw:formula="1924051*width/3574257"/>
          <draw:equation draw:name="f133" draw:formula="307181*height/1807368"/>
          <draw:equation draw:name="f134" draw:formula="3574257*width/3574257"/>
          <draw:equation draw:name="f135" draw:formula="1807368*height/1807368"/>
          <draw:equation draw:name="f136" draw:formula="2382*width/3574257"/>
          <draw:equation draw:name="f137" draw:formula="1807368*height/1807368"/>
          <draw:equation draw:name="f138" draw:formula="2382*width/3574257"/>
          <draw:equation draw:name="f139" draw:formula="1809749*height/1809749"/>
          <draw:equation draw:name="f140" draw:formula="0*width/3574257"/>
          <draw:equation draw:name="f141" draw:formula="2381*height/1809749"/>
          <draw:equation draw:name="f142" draw:formula="2038351*width/3574257"/>
          <draw:equation draw:name="f143" draw:formula="0*height/1809749"/>
          <draw:equation draw:name="f144" draw:formula="3574257*width/3574257"/>
          <draw:equation draw:name="f145" draw:formula="1809749*height/1809749"/>
          <draw:equation draw:name="f146" draw:formula="2382*width/3574257"/>
          <draw:equation draw:name="f147" draw:formula="1809749*height/1809749"/>
          <draw:equation draw:name="f148" draw:formula="2382*width/3574257"/>
          <draw:equation draw:name="f149" draw:formula="1807368*height/1807368"/>
          <draw:equation draw:name="f150" draw:formula="0*width/3574257"/>
          <draw:equation draw:name="f151" draw:formula="0*height/1807368"/>
          <draw:equation draw:name="f152" draw:formula="1640682*width/3574257"/>
          <draw:equation draw:name="f153" draw:formula="450057*height/1807368"/>
          <draw:equation draw:name="f154" draw:formula="3574257*width/3574257"/>
          <draw:equation draw:name="f155" draw:formula="1807368*height/1807368"/>
          <draw:equation draw:name="f156" draw:formula="2382*width/3574257"/>
          <draw:equation draw:name="f157" draw:formula="1807368*height/1807368"/>
          <draw:equation draw:name="f158" draw:formula="2382*width/3574257"/>
          <draw:equation draw:name="f159" draw:formula="1809749*height/1809749"/>
          <draw:equation draw:name="f160" draw:formula="0*width/3574257"/>
          <draw:equation draw:name="f161" draw:formula="2381*height/1809749"/>
          <draw:equation draw:name="f162" draw:formula="2038351*width/3574257"/>
          <draw:equation draw:name="f163" draw:formula="0*height/1809749"/>
          <draw:equation draw:name="f164" draw:formula="3574257*width/3574257"/>
          <draw:equation draw:name="f165" draw:formula="1809749*height/1809749"/>
          <draw:equation draw:name="f166" draw:formula="2382*width/3574257"/>
          <draw:equation draw:name="f167" draw:formula="1809749*height/1809749"/>
          <draw:equation draw:name="f168" draw:formula="2382*width/3574257"/>
          <draw:equation draw:name="f169" draw:formula="1807368*height/1807368"/>
          <draw:equation draw:name="f170" draw:formula="0*width/3574257"/>
          <draw:equation draw:name="f171" draw:formula="0*height/1807368"/>
          <draw:equation draw:name="f172" draw:formula="1657351*width/3574257"/>
          <draw:equation draw:name="f173" draw:formula="230982*height/1807368"/>
          <draw:equation draw:name="f174" draw:formula="3574257*width/3574257"/>
          <draw:equation draw:name="f175" draw:formula="1807368*height/1807368"/>
          <draw:equation draw:name="f176" draw:formula="2382*width/3574257"/>
          <draw:equation draw:name="f177" draw:formula="1807368*height/1807368"/>
          <draw:equation draw:name="f178" draw:formula="2382*width/3574257"/>
          <draw:equation draw:name="f179" draw:formula="1807368*height/1807368"/>
          <draw:equation draw:name="f180" draw:formula="0*width/3574257"/>
          <draw:equation draw:name="f181" draw:formula="0*height/1807368"/>
          <draw:equation draw:name="f182" draw:formula="2040732*width/3574257"/>
          <draw:equation draw:name="f183" draw:formula="2382*height/1807368"/>
          <draw:equation draw:name="f184" draw:formula="3574257*width/3574257"/>
          <draw:equation draw:name="f185" draw:formula="1807368*height/1807368"/>
          <draw:equation draw:name="f186" draw:formula="2382*width/3574257"/>
          <draw:equation draw:name="f187" draw:formula="1807368*height/1807368"/>
          <draw:equation draw:name="f188" draw:formula="2382*width/3574257"/>
          <draw:equation draw:name="f189" draw:formula="1807368*height/1807368"/>
          <draw:equation draw:name="f190" draw:formula="0*width/3574257"/>
          <draw:equation draw:name="f191" draw:formula="0*height/1807368"/>
          <draw:equation draw:name="f192" draw:formula="1774032*width/3574257"/>
          <draw:equation draw:name="f193" draw:formula="161925*height/1807368"/>
          <draw:equation draw:name="f194" draw:formula="3574257*width/3574257"/>
          <draw:equation draw:name="f195" draw:formula="1807368*height/1807368"/>
          <draw:equation draw:name="f196" draw:formula="2382*width/3574257"/>
          <draw:equation draw:name="f197" draw:formula="1807368*height/1807368"/>
          <draw:equation draw:name="f198" draw:formula="2382*width/3574257"/>
          <draw:equation draw:name="f199" draw:formula="1807368*height/1807368"/>
          <draw:equation draw:name="f200" draw:formula="0*width/3574257"/>
          <draw:equation draw:name="f201" draw:formula="0*height/1807368"/>
          <draw:equation draw:name="f202" draw:formula="1969294*width/3574257"/>
          <draw:equation draw:name="f203" draw:formula="21432*height/1807368"/>
          <draw:equation draw:name="f204" draw:formula="3574257*width/3574257"/>
          <draw:equation draw:name="f205" draw:formula="1807368*height/1807368"/>
          <draw:equation draw:name="f206" draw:formula="2382*width/3574257"/>
          <draw:equation draw:name="f207" draw:formula="1807368*height/1807368"/>
          <draw:equation draw:name="f208" draw:formula="2382*width/3574257"/>
          <draw:equation draw:name="f209" draw:formula="1807368*height/1807368"/>
          <draw:equation draw:name="f210" draw:formula="0*width/3574257"/>
          <draw:equation draw:name="f211" draw:formula="0*height/1807368"/>
          <draw:equation draw:name="f212" draw:formula="1819275*width/3574257"/>
          <draw:equation draw:name="f213" draw:formula="200026*height/1807368"/>
          <draw:equation draw:name="f214" draw:formula="3574257*width/3574257"/>
          <draw:equation draw:name="f215" draw:formula="1807368*height/1807368"/>
          <draw:equation draw:name="f216" draw:formula="2382*width/3574257"/>
          <draw:equation draw:name="f217" draw:formula="1807368*height/1807368"/>
          <draw:equation draw:name="f218" draw:formula="2382*width/3574257"/>
          <draw:equation draw:name="f219" draw:formula="1807368*height/1807368"/>
          <draw:equation draw:name="f220" draw:formula="0*width/3574257"/>
          <draw:equation draw:name="f221" draw:formula="0*height/1807368"/>
          <draw:equation draw:name="f222" draw:formula="2045494*width/3574257"/>
          <draw:equation draw:name="f223" draw:formula="1*height/1807368"/>
          <draw:equation draw:name="f224" draw:formula="3574257*width/3574257"/>
          <draw:equation draw:name="f225" draw:formula="1807368*height/1807368"/>
          <draw:equation draw:name="f226" draw:formula="2382*width/3574257"/>
          <draw:equation draw:name="f227" draw:formula="1807368*height/1807368"/>
          <draw:equation draw:name="f228" draw:formula="width"/>
          <draw:equation draw:name="f229" draw:formula="height"/>
        </draw:enhanced-geometry>
      </draw:custom-shape>
      <draw:custom-shape draw:name="Freeform 7" draw:style-name="Mgr4" draw:text-style-name="MP3" draw:layer="backgroundobjects" svg:width="25.406cm" svg:height="5.018cm" svg:x="-0.007cm" svg:y="14.031cm">
        <text:p/>
        <draw:enhanced-geometry draw:mirror-horizontal="false" draw:mirror-vertical="false" svg:viewBox="0 0 3352800 527584" draw:type="non-primitive" draw:enhanced-path="M 0 527584 L 748227 0 3352800 271 3352800 527584 0 527584 Z N">
          <draw:equation draw:name="f0" draw:formula="0*width/3350419"/>
          <draw:equation draw:name="f1" draw:formula="2081213*height/2083594"/>
          <draw:equation draw:name="f2" draw:formula="3031331*width/3350419"/>
          <draw:equation draw:name="f3" draw:formula="0*height/2083594"/>
          <draw:equation draw:name="f4" draw:formula="3350419*width/3350419"/>
          <draw:equation draw:name="f5" draw:formula="80963*height/2083594"/>
          <draw:equation draw:name="f6" draw:formula="3350419*width/3350419"/>
          <draw:equation draw:name="f7" draw:formula="2083594*height/2083594"/>
          <draw:equation draw:name="f8" draw:formula="0*width/3350419"/>
          <draw:equation draw:name="f9" draw:formula="2081213*height/2083594"/>
          <draw:equation draw:name="f10" draw:formula="0*width/3112294"/>
          <draw:equation draw:name="f11" draw:formula="2019301*height/2083594"/>
          <draw:equation draw:name="f12" draw:formula="2793206*width/3112294"/>
          <draw:equation draw:name="f13" draw:formula="0*height/2083594"/>
          <draw:equation draw:name="f14" draw:formula="3112294*width/3112294"/>
          <draw:equation draw:name="f15" draw:formula="80963*height/2083594"/>
          <draw:equation draw:name="f16" draw:formula="3112294*width/3112294"/>
          <draw:equation draw:name="f17" draw:formula="2083594*height/2083594"/>
          <draw:equation draw:name="f18" draw:formula="0*width/3112294"/>
          <draw:equation draw:name="f19" draw:formula="2019301*height/2083594"/>
          <draw:equation draw:name="f20" draw:formula="0*width/3345656"/>
          <draw:equation draw:name="f21" draw:formula="2097882*height/2097882"/>
          <draw:equation draw:name="f22" draw:formula="3026568*width/3345656"/>
          <draw:equation draw:name="f23" draw:formula="0*height/2097882"/>
          <draw:equation draw:name="f24" draw:formula="3345656*width/3345656"/>
          <draw:equation draw:name="f25" draw:formula="80963*height/2097882"/>
          <draw:equation draw:name="f26" draw:formula="3345656*width/3345656"/>
          <draw:equation draw:name="f27" draw:formula="2083594*height/2097882"/>
          <draw:equation draw:name="f28" draw:formula="0*width/3345656"/>
          <draw:equation draw:name="f29" draw:formula="2097882*height/2097882"/>
          <draw:equation draw:name="f30" draw:formula="0*width/2800350"/>
          <draw:equation draw:name="f31" draw:formula="1935957*height/2083594"/>
          <draw:equation draw:name="f32" draw:formula="2481262*width/2800350"/>
          <draw:equation draw:name="f33" draw:formula="0*height/2083594"/>
          <draw:equation draw:name="f34" draw:formula="2800350*width/2800350"/>
          <draw:equation draw:name="f35" draw:formula="80963*height/2083594"/>
          <draw:equation draw:name="f36" draw:formula="2800350*width/2800350"/>
          <draw:equation draw:name="f37" draw:formula="2083594*height/2083594"/>
          <draw:equation draw:name="f38" draw:formula="0*width/2800350"/>
          <draw:equation draw:name="f39" draw:formula="1935957*height/2083594"/>
          <draw:equation draw:name="f40" draw:formula="0*width/3352800"/>
          <draw:equation draw:name="f41" draw:formula="2083594*height/2083594"/>
          <draw:equation draw:name="f42" draw:formula="3033712*width/3352800"/>
          <draw:equation draw:name="f43" draw:formula="0*height/2083594"/>
          <draw:equation draw:name="f44" draw:formula="3352800*width/3352800"/>
          <draw:equation draw:name="f45" draw:formula="80963*height/2083594"/>
          <draw:equation draw:name="f46" draw:formula="3352800*width/3352800"/>
          <draw:equation draw:name="f47" draw:formula="2083594*height/2083594"/>
          <draw:equation draw:name="f48" draw:formula="0*width/3352800"/>
          <draw:equation draw:name="f49" draw:formula="2083594*height/2083594"/>
          <draw:equation draw:name="f50" draw:formula="0*width/3352800"/>
          <draw:equation draw:name="f51" draw:formula="2002631*height/2002631"/>
          <draw:equation draw:name="f52" draw:formula="3033712*width/3352800"/>
          <draw:equation draw:name="f53" draw:formula="157162*height/2002631"/>
          <draw:equation draw:name="f54" draw:formula="3352800*width/3352800"/>
          <draw:equation draw:name="f55" draw:formula="0*height/2002631"/>
          <draw:equation draw:name="f56" draw:formula="3352800*width/3352800"/>
          <draw:equation draw:name="f57" draw:formula="2002631*height/2002631"/>
          <draw:equation draw:name="f58" draw:formula="0*width/3352800"/>
          <draw:equation draw:name="f59" draw:formula="2002631*height/2002631"/>
          <draw:equation draw:name="f60" draw:formula="0*width/3352800"/>
          <draw:equation draw:name="f61" draw:formula="2002631*height/2002631"/>
          <draw:equation draw:name="f62" draw:formula="2988469*width/3352800"/>
          <draw:equation draw:name="f63" draw:formula="59530*height/2002631"/>
          <draw:equation draw:name="f64" draw:formula="3352800*width/3352800"/>
          <draw:equation draw:name="f65" draw:formula="0*height/2002631"/>
          <draw:equation draw:name="f66" draw:formula="3352800*width/3352800"/>
          <draw:equation draw:name="f67" draw:formula="2002631*height/2002631"/>
          <draw:equation draw:name="f68" draw:formula="0*width/3352800"/>
          <draw:equation draw:name="f69" draw:formula="2002631*height/2002631"/>
          <draw:equation draw:name="f70" draw:formula="0*width/3352800"/>
          <draw:equation draw:name="f71" draw:formula="2002631*height/2002631"/>
          <draw:equation draw:name="f72" draw:formula="2833966*width/3352800"/>
          <draw:equation draw:name="f73" draw:formula="425*height/2002631"/>
          <draw:equation draw:name="f74" draw:formula="3352800*width/3352800"/>
          <draw:equation draw:name="f75" draw:formula="0*height/2002631"/>
          <draw:equation draw:name="f76" draw:formula="3352800*width/3352800"/>
          <draw:equation draw:name="f77" draw:formula="2002631*height/2002631"/>
          <draw:equation draw:name="f78" draw:formula="0*width/3352800"/>
          <draw:equation draw:name="f79" draw:formula="2002631*height/2002631"/>
          <draw:equation draw:name="f80" draw:formula="0*width/3352800"/>
          <draw:equation draw:name="f81" draw:formula="2002631*height/2002631"/>
          <draw:equation draw:name="f82" draw:formula="2845314*width/3352800"/>
          <draw:equation draw:name="f83" draw:formula="12246*height/2002631"/>
          <draw:equation draw:name="f84" draw:formula="3352800*width/3352800"/>
          <draw:equation draw:name="f85" draw:formula="0*height/2002631"/>
          <draw:equation draw:name="f86" draw:formula="3352800*width/3352800"/>
          <draw:equation draw:name="f87" draw:formula="2002631*height/2002631"/>
          <draw:equation draw:name="f88" draw:formula="0*width/3352800"/>
          <draw:equation draw:name="f89" draw:formula="2002631*height/2002631"/>
          <draw:equation draw:name="f90" draw:formula="0*width/3352800"/>
          <draw:equation draw:name="f91" draw:formula="2002631*height/2002631"/>
          <draw:equation draw:name="f92" draw:formula="2834839*width/3352800"/>
          <draw:equation draw:name="f93" draw:formula="425*height/2002631"/>
          <draw:equation draw:name="f94" draw:formula="3352800*width/3352800"/>
          <draw:equation draw:name="f95" draw:formula="0*height/2002631"/>
          <draw:equation draw:name="f96" draw:formula="3352800*width/3352800"/>
          <draw:equation draw:name="f97" draw:formula="2002631*height/2002631"/>
          <draw:equation draw:name="f98" draw:formula="0*width/3352800"/>
          <draw:equation draw:name="f99" draw:formula="2002631*height/2002631"/>
          <draw:equation draw:name="f100" draw:formula="0*width/3352800"/>
          <draw:equation draw:name="f101" draw:formula="2002631*height/2002631"/>
          <draw:equation draw:name="f102" draw:formula="2875865*width/3352800"/>
          <draw:equation draw:name="f103" draw:formula="81782*height/2002631"/>
          <draw:equation draw:name="f104" draw:formula="3352800*width/3352800"/>
          <draw:equation draw:name="f105" draw:formula="0*height/2002631"/>
          <draw:equation draw:name="f106" draw:formula="3352800*width/3352800"/>
          <draw:equation draw:name="f107" draw:formula="2002631*height/2002631"/>
          <draw:equation draw:name="f108" draw:formula="0*width/3352800"/>
          <draw:equation draw:name="f109" draw:formula="2002631*height/2002631"/>
          <draw:equation draw:name="f110" draw:formula="0*width/3352800"/>
          <draw:equation draw:name="f111" draw:formula="2002901*height/2002901"/>
          <draw:equation draw:name="f112" draw:formula="2836585*width/3352800"/>
          <draw:equation draw:name="f113" draw:formula="0*height/2002901"/>
          <draw:equation draw:name="f114" draw:formula="3352800*width/3352800"/>
          <draw:equation draw:name="f115" draw:formula="270*height/2002901"/>
          <draw:equation draw:name="f116" draw:formula="3352800*width/3352800"/>
          <draw:equation draw:name="f117" draw:formula="2002901*height/2002901"/>
          <draw:equation draw:name="f118" draw:formula="0*width/3352800"/>
          <draw:equation draw:name="f119" draw:formula="2002901*height/2002901"/>
          <draw:equation draw:name="f120" draw:formula="0*width/3352800"/>
          <draw:equation draw:name="f121" draw:formula="2002631*height/2002631"/>
          <draw:equation draw:name="f122" draw:formula="754045*width/3352800"/>
          <draw:equation draw:name="f123" draw:formula="1468326*height/2002631"/>
          <draw:equation draw:name="f124" draw:formula="3352800*width/3352800"/>
          <draw:equation draw:name="f125" draw:formula="0*height/2002631"/>
          <draw:equation draw:name="f126" draw:formula="3352800*width/3352800"/>
          <draw:equation draw:name="f127" draw:formula="2002631*height/2002631"/>
          <draw:equation draw:name="f128" draw:formula="0*width/3352800"/>
          <draw:equation draw:name="f129" draw:formula="2002631*height/2002631"/>
          <draw:equation draw:name="f130" draw:formula="0*width/3352800"/>
          <draw:equation draw:name="f131" draw:formula="534305*height/534305"/>
          <draw:equation draw:name="f132" draw:formula="754045*width/3352800"/>
          <draw:equation draw:name="f133" draw:formula="0*height/534305"/>
          <draw:equation draw:name="f134" draw:formula="3352800*width/3352800"/>
          <draw:equation draw:name="f135" draw:formula="7687*height/534305"/>
          <draw:equation draw:name="f136" draw:formula="3352800*width/3352800"/>
          <draw:equation draw:name="f137" draw:formula="534305*height/534305"/>
          <draw:equation draw:name="f138" draw:formula="0*width/3352800"/>
          <draw:equation draw:name="f139" draw:formula="534305*height/534305"/>
          <draw:equation draw:name="f140" draw:formula="0*width/3352800"/>
          <draw:equation draw:name="f141" draw:formula="534305*height/534305"/>
          <draw:equation draw:name="f142" draw:formula="754045*width/3352800"/>
          <draw:equation draw:name="f143" draw:formula="0*height/534305"/>
          <draw:equation draw:name="f144" draw:formula="3352800*width/3352800"/>
          <draw:equation draw:name="f145" draw:formula="7687*height/534305"/>
          <draw:equation draw:name="f146" draw:formula="3352800*width/3352800"/>
          <draw:equation draw:name="f147" draw:formula="534305*height/534305"/>
          <draw:equation draw:name="f148" draw:formula="0*width/3352800"/>
          <draw:equation draw:name="f149" draw:formula="534305*height/534305"/>
          <draw:equation draw:name="f150" draw:formula="0*width/3352800"/>
          <draw:equation draw:name="f151" draw:formula="526618*height/526618"/>
          <draw:equation draw:name="f152" draw:formula="980611*width/3352800"/>
          <draw:equation draw:name="f153" draw:formula="93681*height/526618"/>
          <draw:equation draw:name="f154" draw:formula="3352800*width/3352800"/>
          <draw:equation draw:name="f155" draw:formula="0*height/526618"/>
          <draw:equation draw:name="f156" draw:formula="3352800*width/3352800"/>
          <draw:equation draw:name="f157" draw:formula="526618*height/526618"/>
          <draw:equation draw:name="f158" draw:formula="0*width/3352800"/>
          <draw:equation draw:name="f159" draw:formula="526618*height/526618"/>
          <draw:equation draw:name="f160" draw:formula="0*width/3352800"/>
          <draw:equation draw:name="f161" draw:formula="526888*height/526888"/>
          <draw:equation draw:name="f162" draw:formula="744735*width/3352800"/>
          <draw:equation draw:name="f163" draw:formula="0*height/526888"/>
          <draw:equation draw:name="f164" draw:formula="3352800*width/3352800"/>
          <draw:equation draw:name="f165" draw:formula="270*height/526888"/>
          <draw:equation draw:name="f166" draw:formula="3352800*width/3352800"/>
          <draw:equation draw:name="f167" draw:formula="526888*height/526888"/>
          <draw:equation draw:name="f168" draw:formula="0*width/3352800"/>
          <draw:equation draw:name="f169" draw:formula="526888*height/526888"/>
          <draw:equation draw:name="f170" draw:formula="0*width/3352800"/>
          <draw:equation draw:name="f171" draw:formula="526618*height/526618"/>
          <draw:equation draw:name="f172" draw:formula="811948*width/3352800"/>
          <draw:equation draw:name="f173" draw:formula="60921*height/526618"/>
          <draw:equation draw:name="f174" draw:formula="3352800*width/3352800"/>
          <draw:equation draw:name="f175" draw:formula="0*height/526618"/>
          <draw:equation draw:name="f176" draw:formula="3352800*width/3352800"/>
          <draw:equation draw:name="f177" draw:formula="526618*height/526618"/>
          <draw:equation draw:name="f178" draw:formula="0*width/3352800"/>
          <draw:equation draw:name="f179" draw:formula="526618*height/526618"/>
          <draw:equation draw:name="f180" draw:formula="0*width/3352800"/>
          <draw:equation draw:name="f181" draw:formula="527584*height/527584"/>
          <draw:equation draw:name="f182" draw:formula="751718*width/3352800"/>
          <draw:equation draw:name="f183" draw:formula="0*height/527584"/>
          <draw:equation draw:name="f184" draw:formula="3352800*width/3352800"/>
          <draw:equation draw:name="f185" draw:formula="966*height/527584"/>
          <draw:equation draw:name="f186" draw:formula="3352800*width/3352800"/>
          <draw:equation draw:name="f187" draw:formula="527584*height/527584"/>
          <draw:equation draw:name="f188" draw:formula="0*width/3352800"/>
          <draw:equation draw:name="f189" draw:formula="527584*height/527584"/>
          <draw:equation draw:name="f190" draw:formula="0*width/3352800"/>
          <draw:equation draw:name="f191" draw:formula="527584*height/527584"/>
          <draw:equation draw:name="f192" draw:formula="751718*width/3352800"/>
          <draw:equation draw:name="f193" draw:formula="0*height/527584"/>
          <draw:equation draw:name="f194" draw:formula="3241069*width/3352800"/>
          <draw:equation draw:name="f195" draw:formula="94144*height/527584"/>
          <draw:equation draw:name="f196" draw:formula="3352800*width/3352800"/>
          <draw:equation draw:name="f197" draw:formula="527584*height/527584"/>
          <draw:equation draw:name="f198" draw:formula="0*width/3352800"/>
          <draw:equation draw:name="f199" draw:formula="527584*height/527584"/>
          <draw:equation draw:name="f200" draw:formula="0*width/3352800"/>
          <draw:equation draw:name="f201" draw:formula="527584*height/527584"/>
          <draw:equation draw:name="f202" draw:formula="751718*width/3352800"/>
          <draw:equation draw:name="f203" draw:formula="0*height/527584"/>
          <draw:equation draw:name="f204" draw:formula="3352800*width/3352800"/>
          <draw:equation draw:name="f205" draw:formula="271*height/527584"/>
          <draw:equation draw:name="f206" draw:formula="3352800*width/3352800"/>
          <draw:equation draw:name="f207" draw:formula="527584*height/527584"/>
          <draw:equation draw:name="f208" draw:formula="0*width/3352800"/>
          <draw:equation draw:name="f209" draw:formula="527584*height/527584"/>
          <draw:equation draw:name="f210" draw:formula="0*width/3352800"/>
          <draw:equation draw:name="f211" draw:formula="527313*height/527313"/>
          <draw:equation draw:name="f212" draw:formula="900984*width/3352800"/>
          <draw:equation draw:name="f213" draw:formula="97774*height/527313"/>
          <draw:equation draw:name="f214" draw:formula="3352800*width/3352800"/>
          <draw:equation draw:name="f215" draw:formula="0*height/527313"/>
          <draw:equation draw:name="f216" draw:formula="3352800*width/3352800"/>
          <draw:equation draw:name="f217" draw:formula="527313*height/527313"/>
          <draw:equation draw:name="f218" draw:formula="0*width/3352800"/>
          <draw:equation draw:name="f219" draw:formula="527313*height/527313"/>
          <draw:equation draw:name="f220" draw:formula="0*width/3352800"/>
          <draw:equation draw:name="f221" draw:formula="527584*height/527584"/>
          <draw:equation draw:name="f222" draw:formula="748227*width/3352800"/>
          <draw:equation draw:name="f223" draw:formula="0*height/527584"/>
          <draw:equation draw:name="f224" draw:formula="3352800*width/3352800"/>
          <draw:equation draw:name="f225" draw:formula="271*height/527584"/>
          <draw:equation draw:name="f226" draw:formula="3352800*width/3352800"/>
          <draw:equation draw:name="f227" draw:formula="527584*height/527584"/>
          <draw:equation draw:name="f228" draw:formula="0*width/3352800"/>
          <draw:equation draw:name="f229" draw:formula="527584*height/527584"/>
          <draw:equation draw:name="f230" draw:formula="width"/>
          <draw:equation draw:name="f231" draw:formula="height"/>
        </draw:enhanced-geometry>
      </draw:custom-shape>
      <draw:custom-shape draw:name="Right Triangle 6" draw:style-name="Mgr3" draw:text-style-name="MP3" draw:layer="backgroundobjects" svg:width="9.921cm" svg:height="11.694cm" svg:x="0cm" svg:y="7.355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draw:name="Freeform 7" draw:style-name="Mgr4" draw:text-style-name="MP3" draw:layer="backgroundobjects" svg:width="25.406cm" svg:height="19.052cm" svg:x="-0.007cm" svg:y="-0.003cm">
        <text:p/>
        <draw:enhanced-geometry draw:mirror-horizontal="false" draw:mirror-vertical="false" svg:viewBox="0 0 3352800 2002901" draw:type="non-primitive" draw:enhanced-path="M 0 2002901 L 2836585 0 3352800 270 3352800 2002901 0 2002901 Z N">
          <draw:equation draw:name="f0" draw:formula="0*width/3350419"/>
          <draw:equation draw:name="f1" draw:formula="2081213*height/2083594"/>
          <draw:equation draw:name="f2" draw:formula="3031331*width/3350419"/>
          <draw:equation draw:name="f3" draw:formula="0*height/2083594"/>
          <draw:equation draw:name="f4" draw:formula="3350419*width/3350419"/>
          <draw:equation draw:name="f5" draw:formula="80963*height/2083594"/>
          <draw:equation draw:name="f6" draw:formula="3350419*width/3350419"/>
          <draw:equation draw:name="f7" draw:formula="2083594*height/2083594"/>
          <draw:equation draw:name="f8" draw:formula="0*width/3350419"/>
          <draw:equation draw:name="f9" draw:formula="2081213*height/2083594"/>
          <draw:equation draw:name="f10" draw:formula="0*width/3112294"/>
          <draw:equation draw:name="f11" draw:formula="2019301*height/2083594"/>
          <draw:equation draw:name="f12" draw:formula="2793206*width/3112294"/>
          <draw:equation draw:name="f13" draw:formula="0*height/2083594"/>
          <draw:equation draw:name="f14" draw:formula="3112294*width/3112294"/>
          <draw:equation draw:name="f15" draw:formula="80963*height/2083594"/>
          <draw:equation draw:name="f16" draw:formula="3112294*width/3112294"/>
          <draw:equation draw:name="f17" draw:formula="2083594*height/2083594"/>
          <draw:equation draw:name="f18" draw:formula="0*width/3112294"/>
          <draw:equation draw:name="f19" draw:formula="2019301*height/2083594"/>
          <draw:equation draw:name="f20" draw:formula="0*width/3345656"/>
          <draw:equation draw:name="f21" draw:formula="2097882*height/2097882"/>
          <draw:equation draw:name="f22" draw:formula="3026568*width/3345656"/>
          <draw:equation draw:name="f23" draw:formula="0*height/2097882"/>
          <draw:equation draw:name="f24" draw:formula="3345656*width/3345656"/>
          <draw:equation draw:name="f25" draw:formula="80963*height/2097882"/>
          <draw:equation draw:name="f26" draw:formula="3345656*width/3345656"/>
          <draw:equation draw:name="f27" draw:formula="2083594*height/2097882"/>
          <draw:equation draw:name="f28" draw:formula="0*width/3345656"/>
          <draw:equation draw:name="f29" draw:formula="2097882*height/2097882"/>
          <draw:equation draw:name="f30" draw:formula="0*width/2800350"/>
          <draw:equation draw:name="f31" draw:formula="1935957*height/2083594"/>
          <draw:equation draw:name="f32" draw:formula="2481262*width/2800350"/>
          <draw:equation draw:name="f33" draw:formula="0*height/2083594"/>
          <draw:equation draw:name="f34" draw:formula="2800350*width/2800350"/>
          <draw:equation draw:name="f35" draw:formula="80963*height/2083594"/>
          <draw:equation draw:name="f36" draw:formula="2800350*width/2800350"/>
          <draw:equation draw:name="f37" draw:formula="2083594*height/2083594"/>
          <draw:equation draw:name="f38" draw:formula="0*width/2800350"/>
          <draw:equation draw:name="f39" draw:formula="1935957*height/2083594"/>
          <draw:equation draw:name="f40" draw:formula="0*width/3352800"/>
          <draw:equation draw:name="f41" draw:formula="2083594*height/2083594"/>
          <draw:equation draw:name="f42" draw:formula="3033712*width/3352800"/>
          <draw:equation draw:name="f43" draw:formula="0*height/2083594"/>
          <draw:equation draw:name="f44" draw:formula="3352800*width/3352800"/>
          <draw:equation draw:name="f45" draw:formula="80963*height/2083594"/>
          <draw:equation draw:name="f46" draw:formula="3352800*width/3352800"/>
          <draw:equation draw:name="f47" draw:formula="2083594*height/2083594"/>
          <draw:equation draw:name="f48" draw:formula="0*width/3352800"/>
          <draw:equation draw:name="f49" draw:formula="2083594*height/2083594"/>
          <draw:equation draw:name="f50" draw:formula="0*width/3352800"/>
          <draw:equation draw:name="f51" draw:formula="2002631*height/2002631"/>
          <draw:equation draw:name="f52" draw:formula="3033712*width/3352800"/>
          <draw:equation draw:name="f53" draw:formula="157162*height/2002631"/>
          <draw:equation draw:name="f54" draw:formula="3352800*width/3352800"/>
          <draw:equation draw:name="f55" draw:formula="0*height/2002631"/>
          <draw:equation draw:name="f56" draw:formula="3352800*width/3352800"/>
          <draw:equation draw:name="f57" draw:formula="2002631*height/2002631"/>
          <draw:equation draw:name="f58" draw:formula="0*width/3352800"/>
          <draw:equation draw:name="f59" draw:formula="2002631*height/2002631"/>
          <draw:equation draw:name="f60" draw:formula="0*width/3352800"/>
          <draw:equation draw:name="f61" draw:formula="2002631*height/2002631"/>
          <draw:equation draw:name="f62" draw:formula="2988469*width/3352800"/>
          <draw:equation draw:name="f63" draw:formula="59530*height/2002631"/>
          <draw:equation draw:name="f64" draw:formula="3352800*width/3352800"/>
          <draw:equation draw:name="f65" draw:formula="0*height/2002631"/>
          <draw:equation draw:name="f66" draw:formula="3352800*width/3352800"/>
          <draw:equation draw:name="f67" draw:formula="2002631*height/2002631"/>
          <draw:equation draw:name="f68" draw:formula="0*width/3352800"/>
          <draw:equation draw:name="f69" draw:formula="2002631*height/2002631"/>
          <draw:equation draw:name="f70" draw:formula="0*width/3352800"/>
          <draw:equation draw:name="f71" draw:formula="2002631*height/2002631"/>
          <draw:equation draw:name="f72" draw:formula="2833966*width/3352800"/>
          <draw:equation draw:name="f73" draw:formula="425*height/2002631"/>
          <draw:equation draw:name="f74" draw:formula="3352800*width/3352800"/>
          <draw:equation draw:name="f75" draw:formula="0*height/2002631"/>
          <draw:equation draw:name="f76" draw:formula="3352800*width/3352800"/>
          <draw:equation draw:name="f77" draw:formula="2002631*height/2002631"/>
          <draw:equation draw:name="f78" draw:formula="0*width/3352800"/>
          <draw:equation draw:name="f79" draw:formula="2002631*height/2002631"/>
          <draw:equation draw:name="f80" draw:formula="0*width/3352800"/>
          <draw:equation draw:name="f81" draw:formula="2002631*height/2002631"/>
          <draw:equation draw:name="f82" draw:formula="2845314*width/3352800"/>
          <draw:equation draw:name="f83" draw:formula="12246*height/2002631"/>
          <draw:equation draw:name="f84" draw:formula="3352800*width/3352800"/>
          <draw:equation draw:name="f85" draw:formula="0*height/2002631"/>
          <draw:equation draw:name="f86" draw:formula="3352800*width/3352800"/>
          <draw:equation draw:name="f87" draw:formula="2002631*height/2002631"/>
          <draw:equation draw:name="f88" draw:formula="0*width/3352800"/>
          <draw:equation draw:name="f89" draw:formula="2002631*height/2002631"/>
          <draw:equation draw:name="f90" draw:formula="0*width/3352800"/>
          <draw:equation draw:name="f91" draw:formula="2002631*height/2002631"/>
          <draw:equation draw:name="f92" draw:formula="2834839*width/3352800"/>
          <draw:equation draw:name="f93" draw:formula="425*height/2002631"/>
          <draw:equation draw:name="f94" draw:formula="3352800*width/3352800"/>
          <draw:equation draw:name="f95" draw:formula="0*height/2002631"/>
          <draw:equation draw:name="f96" draw:formula="3352800*width/3352800"/>
          <draw:equation draw:name="f97" draw:formula="2002631*height/2002631"/>
          <draw:equation draw:name="f98" draw:formula="0*width/3352800"/>
          <draw:equation draw:name="f99" draw:formula="2002631*height/2002631"/>
          <draw:equation draw:name="f100" draw:formula="0*width/3352800"/>
          <draw:equation draw:name="f101" draw:formula="2002631*height/2002631"/>
          <draw:equation draw:name="f102" draw:formula="2875865*width/3352800"/>
          <draw:equation draw:name="f103" draw:formula="81782*height/2002631"/>
          <draw:equation draw:name="f104" draw:formula="3352800*width/3352800"/>
          <draw:equation draw:name="f105" draw:formula="0*height/2002631"/>
          <draw:equation draw:name="f106" draw:formula="3352800*width/3352800"/>
          <draw:equation draw:name="f107" draw:formula="2002631*height/2002631"/>
          <draw:equation draw:name="f108" draw:formula="0*width/3352800"/>
          <draw:equation draw:name="f109" draw:formula="2002631*height/2002631"/>
          <draw:equation draw:name="f110" draw:formula="0*width/3352800"/>
          <draw:equation draw:name="f111" draw:formula="2002901*height/2002901"/>
          <draw:equation draw:name="f112" draw:formula="2836585*width/3352800"/>
          <draw:equation draw:name="f113" draw:formula="0*height/2002901"/>
          <draw:equation draw:name="f114" draw:formula="3352800*width/3352800"/>
          <draw:equation draw:name="f115" draw:formula="270*height/2002901"/>
          <draw:equation draw:name="f116" draw:formula="3352800*width/3352800"/>
          <draw:equation draw:name="f117" draw:formula="2002901*height/2002901"/>
          <draw:equation draw:name="f118" draw:formula="0*width/3352800"/>
          <draw:equation draw:name="f119" draw:formula="2002901*height/2002901"/>
          <draw:equation draw:name="f120" draw:formula="width"/>
          <draw:equation draw:name="f121" draw:formula="height"/>
        </draw:enhanced-geometry>
      </draw:custom-shape>
      <draw:frame draw:name="Title 1" presentation:style-name="Mpr1" draw:text-style-name="MP3" draw:layer="backgroundobjects" svg:width="15.69cm" svg:height="3.344cm" draw:transform="skewX (1.41952606897918E-016) rotate (0.71558499331754) translate (3.097cm 10.364cm)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6.044cm" svg:height="0.558cm" draw:transform="rotate (0.71558499331754) translate (1.117cm 18.358cm)" presentation:class="date-time" presentation:user-transformed="true">
        <draw:text-box>
          <text:p text:style-name="MP5"><text:span text:style-name="MT2"><text:date style:data-style-name="D1" text:date-value="2016-02-02">2/2/16</text:date></text:span></text:p>
        </draw:text-box>
      </draw:frame>
      <draw:frame draw:name="Footer Placeholder 4" presentation:style-name="Mpr2" draw:text-style-name="MP7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3" draw:text-style-name="MP8" draw:layer="backgroundobjects" svg:width="1.396cm" svg:height="1.396cm" svg:x="23.336cm" svg:y="17.14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eform 6" draw:style-name="Mgr3" draw:text-style-name="MP3" draw:layer="backgroundobjects" svg:width="9.927cm" svg:height="5.019cm" svg:x="-0.007cm" svg:y="14.03cm">
        <text:p/>
        <draw:enhanced-geometry draw:mirror-horizontal="false" draw:mirror-vertical="false" svg:viewBox="0 0 3574257 1807368" draw:type="non-primitive" draw:enhanced-path="M 2382 1807368 L 0 0 2045494 1 3574257 1807368 2382 1807368 Z N">
          <draw:equation draw:name="f0" draw:formula="0*width/3571875"/>
          <draw:equation draw:name="f1" draw:formula="4210050*height/4210050"/>
          <draw:equation draw:name="f2" draw:formula="0*width/3571875"/>
          <draw:equation draw:name="f3" draw:formula="0*height/4210050"/>
          <draw:equation draw:name="f4" draw:formula="3571875*width/3571875"/>
          <draw:equation draw:name="f5" draw:formula="4210050*height/4210050"/>
          <draw:equation draw:name="f6" draw:formula="0*width/3571875"/>
          <draw:equation draw:name="f7" draw:formula="4210050*height/4210050"/>
          <draw:equation draw:name="f8" draw:formula="0*width/3571875"/>
          <draw:equation draw:name="f9" draw:formula="4210050*height/4210050"/>
          <draw:equation draw:name="f10" draw:formula="0*width/3571875"/>
          <draw:equation draw:name="f11" draw:formula="0*height/4210050"/>
          <draw:equation draw:name="f12" draw:formula="2028825*width/3571875"/>
          <draw:equation draw:name="f13" draw:formula="2388394*height/4210050"/>
          <draw:equation draw:name="f14" draw:formula="3571875*width/3571875"/>
          <draw:equation draw:name="f15" draw:formula="4210050*height/4210050"/>
          <draw:equation draw:name="f16" draw:formula="0*width/3571875"/>
          <draw:equation draw:name="f17" draw:formula="4210050*height/4210050"/>
          <draw:equation draw:name="f18" draw:formula="0*width/3571875"/>
          <draw:equation draw:name="f19" draw:formula="4210050*height/4210050"/>
          <draw:equation draw:name="f20" draw:formula="0*width/3571875"/>
          <draw:equation draw:name="f21" draw:formula="0*height/4210050"/>
          <draw:equation draw:name="f22" draw:formula="2028825*width/3571875"/>
          <draw:equation draw:name="f23" draw:formula="2205038*height/4210050"/>
          <draw:equation draw:name="f24" draw:formula="3571875*width/3571875"/>
          <draw:equation draw:name="f25" draw:formula="4210050*height/4210050"/>
          <draw:equation draw:name="f26" draw:formula="0*width/3571875"/>
          <draw:equation draw:name="f27" draw:formula="4210050*height/4210050"/>
          <draw:equation draw:name="f28" draw:formula="0*width/3571875"/>
          <draw:equation draw:name="f29" draw:formula="4210050*height/4210050"/>
          <draw:equation draw:name="f30" draw:formula="0*width/3571875"/>
          <draw:equation draw:name="f31" draw:formula="0*height/4210050"/>
          <draw:equation draw:name="f32" draw:formula="2028825*width/3571875"/>
          <draw:equation draw:name="f33" draw:formula="2393157*height/4210050"/>
          <draw:equation draw:name="f34" draw:formula="3571875*width/3571875"/>
          <draw:equation draw:name="f35" draw:formula="4210050*height/4210050"/>
          <draw:equation draw:name="f36" draw:formula="0*width/3571875"/>
          <draw:equation draw:name="f37" draw:formula="4210050*height/4210050"/>
          <draw:equation draw:name="f38" draw:formula="0*width/3571875"/>
          <draw:equation draw:name="f39" draw:formula="4210050*height/4210050"/>
          <draw:equation draw:name="f40" draw:formula="0*width/3571875"/>
          <draw:equation draw:name="f41" draw:formula="0*height/4210050"/>
          <draw:equation draw:name="f42" draw:formula="2028825*width/3571875"/>
          <draw:equation draw:name="f43" draw:formula="2393157*height/4210050"/>
          <draw:equation draw:name="f44" draw:formula="3571875*width/3571875"/>
          <draw:equation draw:name="f45" draw:formula="4210050*height/4210050"/>
          <draw:equation draw:name="f46" draw:formula="0*width/3571875"/>
          <draw:equation draw:name="f47" draw:formula="4210050*height/4210050"/>
          <draw:equation draw:name="f48" draw:formula="0*width/3571875"/>
          <draw:equation draw:name="f49" draw:formula="4210050*height/4210050"/>
          <draw:equation draw:name="f50" draw:formula="0*width/3571875"/>
          <draw:equation draw:name="f51" draw:formula="0*height/4210050"/>
          <draw:equation draw:name="f52" draw:formula="2028825*width/3571875"/>
          <draw:equation draw:name="f53" draw:formula="2281238*height/4210050"/>
          <draw:equation draw:name="f54" draw:formula="3571875*width/3571875"/>
          <draw:equation draw:name="f55" draw:formula="4210050*height/4210050"/>
          <draw:equation draw:name="f56" draw:formula="0*width/3571875"/>
          <draw:equation draw:name="f57" draw:formula="4210050*height/4210050"/>
          <draw:equation draw:name="f58" draw:formula="0*width/3571875"/>
          <draw:equation draw:name="f59" draw:formula="4210050*height/4210050"/>
          <draw:equation draw:name="f60" draw:formula="0*width/3571875"/>
          <draw:equation draw:name="f61" draw:formula="0*height/4210050"/>
          <draw:equation draw:name="f62" draw:formula="2028825*width/3571875"/>
          <draw:equation draw:name="f63" draw:formula="2393157*height/4210050"/>
          <draw:equation draw:name="f64" draw:formula="3571875*width/3571875"/>
          <draw:equation draw:name="f65" draw:formula="4210050*height/4210050"/>
          <draw:equation draw:name="f66" draw:formula="0*width/3571875"/>
          <draw:equation draw:name="f67" draw:formula="4210050*height/4210050"/>
          <draw:equation draw:name="f68" draw:formula="0*width/3571875"/>
          <draw:equation draw:name="f69" draw:formula="4210050*height/4210050"/>
          <draw:equation draw:name="f70" draw:formula="0*width/3571875"/>
          <draw:equation draw:name="f71" draw:formula="0*height/4210050"/>
          <draw:equation draw:name="f72" draw:formula="2028825*width/3571875"/>
          <draw:equation draw:name="f73" draw:formula="2393157*height/4210050"/>
          <draw:equation draw:name="f74" draw:formula="3571875*width/3571875"/>
          <draw:equation draw:name="f75" draw:formula="4210050*height/4210050"/>
          <draw:equation draw:name="f76" draw:formula="0*width/3571875"/>
          <draw:equation draw:name="f77" draw:formula="4210050*height/4210050"/>
          <draw:equation draw:name="f78" draw:formula="0*width/3571875"/>
          <draw:equation draw:name="f79" draw:formula="4210050*height/4210050"/>
          <draw:equation draw:name="f80" draw:formula="0*width/3571875"/>
          <draw:equation draw:name="f81" draw:formula="0*height/4210050"/>
          <draw:equation draw:name="f82" draw:formula="2076450*width/3571875"/>
          <draw:equation draw:name="f83" draw:formula="2274094*height/4210050"/>
          <draw:equation draw:name="f84" draw:formula="3571875*width/3571875"/>
          <draw:equation draw:name="f85" draw:formula="4210050*height/4210050"/>
          <draw:equation draw:name="f86" draw:formula="0*width/3571875"/>
          <draw:equation draw:name="f87" draw:formula="4210050*height/4210050"/>
          <draw:equation draw:name="f88" draw:formula="0*width/3571875"/>
          <draw:equation draw:name="f89" draw:formula="4210050*height/4210050"/>
          <draw:equation draw:name="f90" draw:formula="0*width/3571875"/>
          <draw:equation draw:name="f91" draw:formula="0*height/4210050"/>
          <draw:equation draw:name="f92" draw:formula="2245519*width/3571875"/>
          <draw:equation draw:name="f93" draw:formula="2405063*height/4210050"/>
          <draw:equation draw:name="f94" draw:formula="3571875*width/3571875"/>
          <draw:equation draw:name="f95" draw:formula="4210050*height/4210050"/>
          <draw:equation draw:name="f96" draw:formula="0*width/3571875"/>
          <draw:equation draw:name="f97" draw:formula="4210050*height/4210050"/>
          <draw:equation draw:name="f98" draw:formula="0*width/3571875"/>
          <draw:equation draw:name="f99" draw:formula="4210050*height/4210050"/>
          <draw:equation draw:name="f100" draw:formula="0*width/3571875"/>
          <draw:equation draw:name="f101" draw:formula="0*height/4210050"/>
          <draw:equation draw:name="f102" draw:formula="2038350*width/3571875"/>
          <draw:equation draw:name="f103" draw:formula="2405063*height/4210050"/>
          <draw:equation draw:name="f104" draw:formula="3571875*width/3571875"/>
          <draw:equation draw:name="f105" draw:formula="4210050*height/4210050"/>
          <draw:equation draw:name="f106" draw:formula="0*width/3571875"/>
          <draw:equation draw:name="f107" draw:formula="4210050*height/4210050"/>
          <draw:equation draw:name="f108" draw:formula="0*width/3571875"/>
          <draw:equation draw:name="f109" draw:formula="2433637*height/2433637"/>
          <draw:equation draw:name="f110" draw:formula="257175*width/3571875"/>
          <draw:equation draw:name="f111" draw:formula="0*height/2433637"/>
          <draw:equation draw:name="f112" draw:formula="2038350*width/3571875"/>
          <draw:equation draw:name="f113" draw:formula="628650*height/2433637"/>
          <draw:equation draw:name="f114" draw:formula="3571875*width/3571875"/>
          <draw:equation draw:name="f115" draw:formula="2433637*height/2433637"/>
          <draw:equation draw:name="f116" draw:formula="0*width/3571875"/>
          <draw:equation draw:name="f117" draw:formula="2433637*height/2433637"/>
          <draw:equation draw:name="f118" draw:formula="2382*width/3574257"/>
          <draw:equation draw:name="f119" draw:formula="1807368*height/1807368"/>
          <draw:equation draw:name="f120" draw:formula="0*width/3574257"/>
          <draw:equation draw:name="f121" draw:formula="0*height/1807368"/>
          <draw:equation draw:name="f122" draw:formula="2040732*width/3574257"/>
          <draw:equation draw:name="f123" draw:formula="2381*height/1807368"/>
          <draw:equation draw:name="f124" draw:formula="3574257*width/3574257"/>
          <draw:equation draw:name="f125" draw:formula="1807368*height/1807368"/>
          <draw:equation draw:name="f126" draw:formula="2382*width/3574257"/>
          <draw:equation draw:name="f127" draw:formula="1807368*height/1807368"/>
          <draw:equation draw:name="f128" draw:formula="2382*width/3574257"/>
          <draw:equation draw:name="f129" draw:formula="1807368*height/1807368"/>
          <draw:equation draw:name="f130" draw:formula="0*width/3574257"/>
          <draw:equation draw:name="f131" draw:formula="0*height/1807368"/>
          <draw:equation draw:name="f132" draw:formula="1924051*width/3574257"/>
          <draw:equation draw:name="f133" draw:formula="307181*height/1807368"/>
          <draw:equation draw:name="f134" draw:formula="3574257*width/3574257"/>
          <draw:equation draw:name="f135" draw:formula="1807368*height/1807368"/>
          <draw:equation draw:name="f136" draw:formula="2382*width/3574257"/>
          <draw:equation draw:name="f137" draw:formula="1807368*height/1807368"/>
          <draw:equation draw:name="f138" draw:formula="2382*width/3574257"/>
          <draw:equation draw:name="f139" draw:formula="1809749*height/1809749"/>
          <draw:equation draw:name="f140" draw:formula="0*width/3574257"/>
          <draw:equation draw:name="f141" draw:formula="2381*height/1809749"/>
          <draw:equation draw:name="f142" draw:formula="2038351*width/3574257"/>
          <draw:equation draw:name="f143" draw:formula="0*height/1809749"/>
          <draw:equation draw:name="f144" draw:formula="3574257*width/3574257"/>
          <draw:equation draw:name="f145" draw:formula="1809749*height/1809749"/>
          <draw:equation draw:name="f146" draw:formula="2382*width/3574257"/>
          <draw:equation draw:name="f147" draw:formula="1809749*height/1809749"/>
          <draw:equation draw:name="f148" draw:formula="2382*width/3574257"/>
          <draw:equation draw:name="f149" draw:formula="1807368*height/1807368"/>
          <draw:equation draw:name="f150" draw:formula="0*width/3574257"/>
          <draw:equation draw:name="f151" draw:formula="0*height/1807368"/>
          <draw:equation draw:name="f152" draw:formula="1640682*width/3574257"/>
          <draw:equation draw:name="f153" draw:formula="450057*height/1807368"/>
          <draw:equation draw:name="f154" draw:formula="3574257*width/3574257"/>
          <draw:equation draw:name="f155" draw:formula="1807368*height/1807368"/>
          <draw:equation draw:name="f156" draw:formula="2382*width/3574257"/>
          <draw:equation draw:name="f157" draw:formula="1807368*height/1807368"/>
          <draw:equation draw:name="f158" draw:formula="2382*width/3574257"/>
          <draw:equation draw:name="f159" draw:formula="1809749*height/1809749"/>
          <draw:equation draw:name="f160" draw:formula="0*width/3574257"/>
          <draw:equation draw:name="f161" draw:formula="2381*height/1809749"/>
          <draw:equation draw:name="f162" draw:formula="2038351*width/3574257"/>
          <draw:equation draw:name="f163" draw:formula="0*height/1809749"/>
          <draw:equation draw:name="f164" draw:formula="3574257*width/3574257"/>
          <draw:equation draw:name="f165" draw:formula="1809749*height/1809749"/>
          <draw:equation draw:name="f166" draw:formula="2382*width/3574257"/>
          <draw:equation draw:name="f167" draw:formula="1809749*height/1809749"/>
          <draw:equation draw:name="f168" draw:formula="2382*width/3574257"/>
          <draw:equation draw:name="f169" draw:formula="1807368*height/1807368"/>
          <draw:equation draw:name="f170" draw:formula="0*width/3574257"/>
          <draw:equation draw:name="f171" draw:formula="0*height/1807368"/>
          <draw:equation draw:name="f172" draw:formula="1657351*width/3574257"/>
          <draw:equation draw:name="f173" draw:formula="230982*height/1807368"/>
          <draw:equation draw:name="f174" draw:formula="3574257*width/3574257"/>
          <draw:equation draw:name="f175" draw:formula="1807368*height/1807368"/>
          <draw:equation draw:name="f176" draw:formula="2382*width/3574257"/>
          <draw:equation draw:name="f177" draw:formula="1807368*height/1807368"/>
          <draw:equation draw:name="f178" draw:formula="2382*width/3574257"/>
          <draw:equation draw:name="f179" draw:formula="1807368*height/1807368"/>
          <draw:equation draw:name="f180" draw:formula="0*width/3574257"/>
          <draw:equation draw:name="f181" draw:formula="0*height/1807368"/>
          <draw:equation draw:name="f182" draw:formula="2040732*width/3574257"/>
          <draw:equation draw:name="f183" draw:formula="2382*height/1807368"/>
          <draw:equation draw:name="f184" draw:formula="3574257*width/3574257"/>
          <draw:equation draw:name="f185" draw:formula="1807368*height/1807368"/>
          <draw:equation draw:name="f186" draw:formula="2382*width/3574257"/>
          <draw:equation draw:name="f187" draw:formula="1807368*height/1807368"/>
          <draw:equation draw:name="f188" draw:formula="2382*width/3574257"/>
          <draw:equation draw:name="f189" draw:formula="1807368*height/1807368"/>
          <draw:equation draw:name="f190" draw:formula="0*width/3574257"/>
          <draw:equation draw:name="f191" draw:formula="0*height/1807368"/>
          <draw:equation draw:name="f192" draw:formula="1774032*width/3574257"/>
          <draw:equation draw:name="f193" draw:formula="161925*height/1807368"/>
          <draw:equation draw:name="f194" draw:formula="3574257*width/3574257"/>
          <draw:equation draw:name="f195" draw:formula="1807368*height/1807368"/>
          <draw:equation draw:name="f196" draw:formula="2382*width/3574257"/>
          <draw:equation draw:name="f197" draw:formula="1807368*height/1807368"/>
          <draw:equation draw:name="f198" draw:formula="2382*width/3574257"/>
          <draw:equation draw:name="f199" draw:formula="1807368*height/1807368"/>
          <draw:equation draw:name="f200" draw:formula="0*width/3574257"/>
          <draw:equation draw:name="f201" draw:formula="0*height/1807368"/>
          <draw:equation draw:name="f202" draw:formula="1969294*width/3574257"/>
          <draw:equation draw:name="f203" draw:formula="21432*height/1807368"/>
          <draw:equation draw:name="f204" draw:formula="3574257*width/3574257"/>
          <draw:equation draw:name="f205" draw:formula="1807368*height/1807368"/>
          <draw:equation draw:name="f206" draw:formula="2382*width/3574257"/>
          <draw:equation draw:name="f207" draw:formula="1807368*height/1807368"/>
          <draw:equation draw:name="f208" draw:formula="2382*width/3574257"/>
          <draw:equation draw:name="f209" draw:formula="1807368*height/1807368"/>
          <draw:equation draw:name="f210" draw:formula="0*width/3574257"/>
          <draw:equation draw:name="f211" draw:formula="0*height/1807368"/>
          <draw:equation draw:name="f212" draw:formula="1819275*width/3574257"/>
          <draw:equation draw:name="f213" draw:formula="200026*height/1807368"/>
          <draw:equation draw:name="f214" draw:formula="3574257*width/3574257"/>
          <draw:equation draw:name="f215" draw:formula="1807368*height/1807368"/>
          <draw:equation draw:name="f216" draw:formula="2382*width/3574257"/>
          <draw:equation draw:name="f217" draw:formula="1807368*height/1807368"/>
          <draw:equation draw:name="f218" draw:formula="2382*width/3574257"/>
          <draw:equation draw:name="f219" draw:formula="1807368*height/1807368"/>
          <draw:equation draw:name="f220" draw:formula="0*width/3574257"/>
          <draw:equation draw:name="f221" draw:formula="0*height/1807368"/>
          <draw:equation draw:name="f222" draw:formula="2045494*width/3574257"/>
          <draw:equation draw:name="f223" draw:formula="1*height/1807368"/>
          <draw:equation draw:name="f224" draw:formula="3574257*width/3574257"/>
          <draw:equation draw:name="f225" draw:formula="1807368*height/1807368"/>
          <draw:equation draw:name="f226" draw:formula="2382*width/3574257"/>
          <draw:equation draw:name="f227" draw:formula="1807368*height/1807368"/>
          <draw:equation draw:name="f228" draw:formula="width"/>
          <draw:equation draw:name="f229" draw:formula="height"/>
        </draw:enhanced-geometry>
      </draw:custom-shape>
      <draw:custom-shape draw:name="Freeform 7" draw:style-name="Mgr4" draw:text-style-name="MP3" draw:layer="backgroundobjects" svg:width="25.406cm" svg:height="5.018cm" svg:x="-0.007cm" svg:y="14.031cm">
        <text:p/>
        <draw:enhanced-geometry draw:mirror-horizontal="false" draw:mirror-vertical="false" svg:viewBox="0 0 3352800 527584" draw:type="non-primitive" draw:enhanced-path="M 0 527584 L 748227 0 3352800 271 3352800 527584 0 527584 Z N">
          <draw:equation draw:name="f0" draw:formula="0*width/3350419"/>
          <draw:equation draw:name="f1" draw:formula="2081213*height/2083594"/>
          <draw:equation draw:name="f2" draw:formula="3031331*width/3350419"/>
          <draw:equation draw:name="f3" draw:formula="0*height/2083594"/>
          <draw:equation draw:name="f4" draw:formula="3350419*width/3350419"/>
          <draw:equation draw:name="f5" draw:formula="80963*height/2083594"/>
          <draw:equation draw:name="f6" draw:formula="3350419*width/3350419"/>
          <draw:equation draw:name="f7" draw:formula="2083594*height/2083594"/>
          <draw:equation draw:name="f8" draw:formula="0*width/3350419"/>
          <draw:equation draw:name="f9" draw:formula="2081213*height/2083594"/>
          <draw:equation draw:name="f10" draw:formula="0*width/3112294"/>
          <draw:equation draw:name="f11" draw:formula="2019301*height/2083594"/>
          <draw:equation draw:name="f12" draw:formula="2793206*width/3112294"/>
          <draw:equation draw:name="f13" draw:formula="0*height/2083594"/>
          <draw:equation draw:name="f14" draw:formula="3112294*width/3112294"/>
          <draw:equation draw:name="f15" draw:formula="80963*height/2083594"/>
          <draw:equation draw:name="f16" draw:formula="3112294*width/3112294"/>
          <draw:equation draw:name="f17" draw:formula="2083594*height/2083594"/>
          <draw:equation draw:name="f18" draw:formula="0*width/3112294"/>
          <draw:equation draw:name="f19" draw:formula="2019301*height/2083594"/>
          <draw:equation draw:name="f20" draw:formula="0*width/3345656"/>
          <draw:equation draw:name="f21" draw:formula="2097882*height/2097882"/>
          <draw:equation draw:name="f22" draw:formula="3026568*width/3345656"/>
          <draw:equation draw:name="f23" draw:formula="0*height/2097882"/>
          <draw:equation draw:name="f24" draw:formula="3345656*width/3345656"/>
          <draw:equation draw:name="f25" draw:formula="80963*height/2097882"/>
          <draw:equation draw:name="f26" draw:formula="3345656*width/3345656"/>
          <draw:equation draw:name="f27" draw:formula="2083594*height/2097882"/>
          <draw:equation draw:name="f28" draw:formula="0*width/3345656"/>
          <draw:equation draw:name="f29" draw:formula="2097882*height/2097882"/>
          <draw:equation draw:name="f30" draw:formula="0*width/2800350"/>
          <draw:equation draw:name="f31" draw:formula="1935957*height/2083594"/>
          <draw:equation draw:name="f32" draw:formula="2481262*width/2800350"/>
          <draw:equation draw:name="f33" draw:formula="0*height/2083594"/>
          <draw:equation draw:name="f34" draw:formula="2800350*width/2800350"/>
          <draw:equation draw:name="f35" draw:formula="80963*height/2083594"/>
          <draw:equation draw:name="f36" draw:formula="2800350*width/2800350"/>
          <draw:equation draw:name="f37" draw:formula="2083594*height/2083594"/>
          <draw:equation draw:name="f38" draw:formula="0*width/2800350"/>
          <draw:equation draw:name="f39" draw:formula="1935957*height/2083594"/>
          <draw:equation draw:name="f40" draw:formula="0*width/3352800"/>
          <draw:equation draw:name="f41" draw:formula="2083594*height/2083594"/>
          <draw:equation draw:name="f42" draw:formula="3033712*width/3352800"/>
          <draw:equation draw:name="f43" draw:formula="0*height/2083594"/>
          <draw:equation draw:name="f44" draw:formula="3352800*width/3352800"/>
          <draw:equation draw:name="f45" draw:formula="80963*height/2083594"/>
          <draw:equation draw:name="f46" draw:formula="3352800*width/3352800"/>
          <draw:equation draw:name="f47" draw:formula="2083594*height/2083594"/>
          <draw:equation draw:name="f48" draw:formula="0*width/3352800"/>
          <draw:equation draw:name="f49" draw:formula="2083594*height/2083594"/>
          <draw:equation draw:name="f50" draw:formula="0*width/3352800"/>
          <draw:equation draw:name="f51" draw:formula="2002631*height/2002631"/>
          <draw:equation draw:name="f52" draw:formula="3033712*width/3352800"/>
          <draw:equation draw:name="f53" draw:formula="157162*height/2002631"/>
          <draw:equation draw:name="f54" draw:formula="3352800*width/3352800"/>
          <draw:equation draw:name="f55" draw:formula="0*height/2002631"/>
          <draw:equation draw:name="f56" draw:formula="3352800*width/3352800"/>
          <draw:equation draw:name="f57" draw:formula="2002631*height/2002631"/>
          <draw:equation draw:name="f58" draw:formula="0*width/3352800"/>
          <draw:equation draw:name="f59" draw:formula="2002631*height/2002631"/>
          <draw:equation draw:name="f60" draw:formula="0*width/3352800"/>
          <draw:equation draw:name="f61" draw:formula="2002631*height/2002631"/>
          <draw:equation draw:name="f62" draw:formula="2988469*width/3352800"/>
          <draw:equation draw:name="f63" draw:formula="59530*height/2002631"/>
          <draw:equation draw:name="f64" draw:formula="3352800*width/3352800"/>
          <draw:equation draw:name="f65" draw:formula="0*height/2002631"/>
          <draw:equation draw:name="f66" draw:formula="3352800*width/3352800"/>
          <draw:equation draw:name="f67" draw:formula="2002631*height/2002631"/>
          <draw:equation draw:name="f68" draw:formula="0*width/3352800"/>
          <draw:equation draw:name="f69" draw:formula="2002631*height/2002631"/>
          <draw:equation draw:name="f70" draw:formula="0*width/3352800"/>
          <draw:equation draw:name="f71" draw:formula="2002631*height/2002631"/>
          <draw:equation draw:name="f72" draw:formula="2833966*width/3352800"/>
          <draw:equation draw:name="f73" draw:formula="425*height/2002631"/>
          <draw:equation draw:name="f74" draw:formula="3352800*width/3352800"/>
          <draw:equation draw:name="f75" draw:formula="0*height/2002631"/>
          <draw:equation draw:name="f76" draw:formula="3352800*width/3352800"/>
          <draw:equation draw:name="f77" draw:formula="2002631*height/2002631"/>
          <draw:equation draw:name="f78" draw:formula="0*width/3352800"/>
          <draw:equation draw:name="f79" draw:formula="2002631*height/2002631"/>
          <draw:equation draw:name="f80" draw:formula="0*width/3352800"/>
          <draw:equation draw:name="f81" draw:formula="2002631*height/2002631"/>
          <draw:equation draw:name="f82" draw:formula="2845314*width/3352800"/>
          <draw:equation draw:name="f83" draw:formula="12246*height/2002631"/>
          <draw:equation draw:name="f84" draw:formula="3352800*width/3352800"/>
          <draw:equation draw:name="f85" draw:formula="0*height/2002631"/>
          <draw:equation draw:name="f86" draw:formula="3352800*width/3352800"/>
          <draw:equation draw:name="f87" draw:formula="2002631*height/2002631"/>
          <draw:equation draw:name="f88" draw:formula="0*width/3352800"/>
          <draw:equation draw:name="f89" draw:formula="2002631*height/2002631"/>
          <draw:equation draw:name="f90" draw:formula="0*width/3352800"/>
          <draw:equation draw:name="f91" draw:formula="2002631*height/2002631"/>
          <draw:equation draw:name="f92" draw:formula="2834839*width/3352800"/>
          <draw:equation draw:name="f93" draw:formula="425*height/2002631"/>
          <draw:equation draw:name="f94" draw:formula="3352800*width/3352800"/>
          <draw:equation draw:name="f95" draw:formula="0*height/2002631"/>
          <draw:equation draw:name="f96" draw:formula="3352800*width/3352800"/>
          <draw:equation draw:name="f97" draw:formula="2002631*height/2002631"/>
          <draw:equation draw:name="f98" draw:formula="0*width/3352800"/>
          <draw:equation draw:name="f99" draw:formula="2002631*height/2002631"/>
          <draw:equation draw:name="f100" draw:formula="0*width/3352800"/>
          <draw:equation draw:name="f101" draw:formula="2002631*height/2002631"/>
          <draw:equation draw:name="f102" draw:formula="2875865*width/3352800"/>
          <draw:equation draw:name="f103" draw:formula="81782*height/2002631"/>
          <draw:equation draw:name="f104" draw:formula="3352800*width/3352800"/>
          <draw:equation draw:name="f105" draw:formula="0*height/2002631"/>
          <draw:equation draw:name="f106" draw:formula="3352800*width/3352800"/>
          <draw:equation draw:name="f107" draw:formula="2002631*height/2002631"/>
          <draw:equation draw:name="f108" draw:formula="0*width/3352800"/>
          <draw:equation draw:name="f109" draw:formula="2002631*height/2002631"/>
          <draw:equation draw:name="f110" draw:formula="0*width/3352800"/>
          <draw:equation draw:name="f111" draw:formula="2002901*height/2002901"/>
          <draw:equation draw:name="f112" draw:formula="2836585*width/3352800"/>
          <draw:equation draw:name="f113" draw:formula="0*height/2002901"/>
          <draw:equation draw:name="f114" draw:formula="3352800*width/3352800"/>
          <draw:equation draw:name="f115" draw:formula="270*height/2002901"/>
          <draw:equation draw:name="f116" draw:formula="3352800*width/3352800"/>
          <draw:equation draw:name="f117" draw:formula="2002901*height/2002901"/>
          <draw:equation draw:name="f118" draw:formula="0*width/3352800"/>
          <draw:equation draw:name="f119" draw:formula="2002901*height/2002901"/>
          <draw:equation draw:name="f120" draw:formula="0*width/3352800"/>
          <draw:equation draw:name="f121" draw:formula="2002631*height/2002631"/>
          <draw:equation draw:name="f122" draw:formula="754045*width/3352800"/>
          <draw:equation draw:name="f123" draw:formula="1468326*height/2002631"/>
          <draw:equation draw:name="f124" draw:formula="3352800*width/3352800"/>
          <draw:equation draw:name="f125" draw:formula="0*height/2002631"/>
          <draw:equation draw:name="f126" draw:formula="3352800*width/3352800"/>
          <draw:equation draw:name="f127" draw:formula="2002631*height/2002631"/>
          <draw:equation draw:name="f128" draw:formula="0*width/3352800"/>
          <draw:equation draw:name="f129" draw:formula="2002631*height/2002631"/>
          <draw:equation draw:name="f130" draw:formula="0*width/3352800"/>
          <draw:equation draw:name="f131" draw:formula="534305*height/534305"/>
          <draw:equation draw:name="f132" draw:formula="754045*width/3352800"/>
          <draw:equation draw:name="f133" draw:formula="0*height/534305"/>
          <draw:equation draw:name="f134" draw:formula="3352800*width/3352800"/>
          <draw:equation draw:name="f135" draw:formula="7687*height/534305"/>
          <draw:equation draw:name="f136" draw:formula="3352800*width/3352800"/>
          <draw:equation draw:name="f137" draw:formula="534305*height/534305"/>
          <draw:equation draw:name="f138" draw:formula="0*width/3352800"/>
          <draw:equation draw:name="f139" draw:formula="534305*height/534305"/>
          <draw:equation draw:name="f140" draw:formula="0*width/3352800"/>
          <draw:equation draw:name="f141" draw:formula="534305*height/534305"/>
          <draw:equation draw:name="f142" draw:formula="754045*width/3352800"/>
          <draw:equation draw:name="f143" draw:formula="0*height/534305"/>
          <draw:equation draw:name="f144" draw:formula="3352800*width/3352800"/>
          <draw:equation draw:name="f145" draw:formula="7687*height/534305"/>
          <draw:equation draw:name="f146" draw:formula="3352800*width/3352800"/>
          <draw:equation draw:name="f147" draw:formula="534305*height/534305"/>
          <draw:equation draw:name="f148" draw:formula="0*width/3352800"/>
          <draw:equation draw:name="f149" draw:formula="534305*height/534305"/>
          <draw:equation draw:name="f150" draw:formula="0*width/3352800"/>
          <draw:equation draw:name="f151" draw:formula="526618*height/526618"/>
          <draw:equation draw:name="f152" draw:formula="980611*width/3352800"/>
          <draw:equation draw:name="f153" draw:formula="93681*height/526618"/>
          <draw:equation draw:name="f154" draw:formula="3352800*width/3352800"/>
          <draw:equation draw:name="f155" draw:formula="0*height/526618"/>
          <draw:equation draw:name="f156" draw:formula="3352800*width/3352800"/>
          <draw:equation draw:name="f157" draw:formula="526618*height/526618"/>
          <draw:equation draw:name="f158" draw:formula="0*width/3352800"/>
          <draw:equation draw:name="f159" draw:formula="526618*height/526618"/>
          <draw:equation draw:name="f160" draw:formula="0*width/3352800"/>
          <draw:equation draw:name="f161" draw:formula="526888*height/526888"/>
          <draw:equation draw:name="f162" draw:formula="744735*width/3352800"/>
          <draw:equation draw:name="f163" draw:formula="0*height/526888"/>
          <draw:equation draw:name="f164" draw:formula="3352800*width/3352800"/>
          <draw:equation draw:name="f165" draw:formula="270*height/526888"/>
          <draw:equation draw:name="f166" draw:formula="3352800*width/3352800"/>
          <draw:equation draw:name="f167" draw:formula="526888*height/526888"/>
          <draw:equation draw:name="f168" draw:formula="0*width/3352800"/>
          <draw:equation draw:name="f169" draw:formula="526888*height/526888"/>
          <draw:equation draw:name="f170" draw:formula="0*width/3352800"/>
          <draw:equation draw:name="f171" draw:formula="526618*height/526618"/>
          <draw:equation draw:name="f172" draw:formula="811948*width/3352800"/>
          <draw:equation draw:name="f173" draw:formula="60921*height/526618"/>
          <draw:equation draw:name="f174" draw:formula="3352800*width/3352800"/>
          <draw:equation draw:name="f175" draw:formula="0*height/526618"/>
          <draw:equation draw:name="f176" draw:formula="3352800*width/3352800"/>
          <draw:equation draw:name="f177" draw:formula="526618*height/526618"/>
          <draw:equation draw:name="f178" draw:formula="0*width/3352800"/>
          <draw:equation draw:name="f179" draw:formula="526618*height/526618"/>
          <draw:equation draw:name="f180" draw:formula="0*width/3352800"/>
          <draw:equation draw:name="f181" draw:formula="527584*height/527584"/>
          <draw:equation draw:name="f182" draw:formula="751718*width/3352800"/>
          <draw:equation draw:name="f183" draw:formula="0*height/527584"/>
          <draw:equation draw:name="f184" draw:formula="3352800*width/3352800"/>
          <draw:equation draw:name="f185" draw:formula="966*height/527584"/>
          <draw:equation draw:name="f186" draw:formula="3352800*width/3352800"/>
          <draw:equation draw:name="f187" draw:formula="527584*height/527584"/>
          <draw:equation draw:name="f188" draw:formula="0*width/3352800"/>
          <draw:equation draw:name="f189" draw:formula="527584*height/527584"/>
          <draw:equation draw:name="f190" draw:formula="0*width/3352800"/>
          <draw:equation draw:name="f191" draw:formula="527584*height/527584"/>
          <draw:equation draw:name="f192" draw:formula="751718*width/3352800"/>
          <draw:equation draw:name="f193" draw:formula="0*height/527584"/>
          <draw:equation draw:name="f194" draw:formula="3241069*width/3352800"/>
          <draw:equation draw:name="f195" draw:formula="94144*height/527584"/>
          <draw:equation draw:name="f196" draw:formula="3352800*width/3352800"/>
          <draw:equation draw:name="f197" draw:formula="527584*height/527584"/>
          <draw:equation draw:name="f198" draw:formula="0*width/3352800"/>
          <draw:equation draw:name="f199" draw:formula="527584*height/527584"/>
          <draw:equation draw:name="f200" draw:formula="0*width/3352800"/>
          <draw:equation draw:name="f201" draw:formula="527584*height/527584"/>
          <draw:equation draw:name="f202" draw:formula="751718*width/3352800"/>
          <draw:equation draw:name="f203" draw:formula="0*height/527584"/>
          <draw:equation draw:name="f204" draw:formula="3352800*width/3352800"/>
          <draw:equation draw:name="f205" draw:formula="271*height/527584"/>
          <draw:equation draw:name="f206" draw:formula="3352800*width/3352800"/>
          <draw:equation draw:name="f207" draw:formula="527584*height/527584"/>
          <draw:equation draw:name="f208" draw:formula="0*width/3352800"/>
          <draw:equation draw:name="f209" draw:formula="527584*height/527584"/>
          <draw:equation draw:name="f210" draw:formula="0*width/3352800"/>
          <draw:equation draw:name="f211" draw:formula="527313*height/527313"/>
          <draw:equation draw:name="f212" draw:formula="900984*width/3352800"/>
          <draw:equation draw:name="f213" draw:formula="97774*height/527313"/>
          <draw:equation draw:name="f214" draw:formula="3352800*width/3352800"/>
          <draw:equation draw:name="f215" draw:formula="0*height/527313"/>
          <draw:equation draw:name="f216" draw:formula="3352800*width/3352800"/>
          <draw:equation draw:name="f217" draw:formula="527313*height/527313"/>
          <draw:equation draw:name="f218" draw:formula="0*width/3352800"/>
          <draw:equation draw:name="f219" draw:formula="527313*height/527313"/>
          <draw:equation draw:name="f220" draw:formula="0*width/3352800"/>
          <draw:equation draw:name="f221" draw:formula="527584*height/527584"/>
          <draw:equation draw:name="f222" draw:formula="748227*width/3352800"/>
          <draw:equation draw:name="f223" draw:formula="0*height/527584"/>
          <draw:equation draw:name="f224" draw:formula="3352800*width/3352800"/>
          <draw:equation draw:name="f225" draw:formula="271*height/527584"/>
          <draw:equation draw:name="f226" draw:formula="3352800*width/3352800"/>
          <draw:equation draw:name="f227" draw:formula="527584*height/527584"/>
          <draw:equation draw:name="f228" draw:formula="0*width/3352800"/>
          <draw:equation draw:name="f229" draw:formula="527584*height/527584"/>
          <draw:equation draw:name="f230" draw:formula="width"/>
          <draw:equation draw:name="f231" draw:formula="height"/>
        </draw:enhanced-geometry>
      </draw:custom-shape>
      <draw:frame draw:name="Title 1" presentation:style-name="Mpr6" draw:text-style-name="MP3" draw:layer="backgroundobjects" svg:width="20.891cm" svg:height="1.523cm" svg:x="2.286cm" svg:y="1.016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7" draw:text-style-name="MP3" draw:layer="backgroundobjects" svg:width="20.891cm" svg:height="9.943cm" svg:x="2.286cm" svg:y="3.057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Ninth Outline LevelClick to edit Master text styles</text:span></text:p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6" draw:layer="backgroundobjects" svg:width="6.044cm" svg:height="0.558cm" draw:transform="rotate (0.71558499331754) translate (1.117cm 18.358cm)" presentation:class="date-time" presentation:user-transformed="true">
        <draw:text-box>
          <text:p text:style-name="MP5"><text:span text:style-name="MT2"><text:date style:data-style-name="D1" text:date-value="2016-02-02">2/2/16</text:date></text:span></text:p>
        </draw:text-box>
      </draw:frame>
      <draw:frame draw:name="Footer Placeholder 4" presentation:style-name="Mpr8" draw:text-style-name="MP7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9" draw:text-style-name="MP8" draw:layer="backgroundobjects" svg:width="1.396cm" svg:height="1.396cm" svg:x="23.336cm" svg:y="17.14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2-02T21:48:57.82</dc:date>
    <dc:creator>Michael Winkler</dc:creator>
    <meta:document-statistic meta:object-count="82"/>
    <meta:generator>OpenOffice/4.1.2$Win32 OpenOffice.org_project/412m3$Build-9782</meta:generator>
  </office:meta>
</office:document-meta>
</file>